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ff413" officeooo:paragraph-rsid="000ff4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</text:p>
      <text:p text:style-name="P1">| <text:s text:c="14"/>| <text:s text:c="22"/>| <text:s text:c="6"/>| <text:s text:c="18"/>| <text:s text:c="10"/>| <text:s text:c="14"/>| <text:s text:c="22"/>| <text:s text:c="14"/>| <text:s text:c="22"/>| <text:s text:c="6"/>| <text:s text:c="42"/>| <text:s text:c="26"/>| <text:s text:c="14"/>| <text:s text:c="22"/>| <text:s text:c="6"/>- <text:s text:c="22"/>| <text:s text:c="46"/>| <text:s text:c="14"/>| <text:s text:c="22"/>| <text:s text:c="6"/>| <text:s text:c="42"/>- <text:s text:c="26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4"/>- <text:s text:c="22"/>- <text:s text:c="6"/>| <text:s text:c="18"/>| <text:s text:c="10"/>- <text:s text:c="14"/>- <text:s text:c="22"/>| <text:s text:c="14"/>| <text:s text:c="22"/>| <text:s text:c="6"/>| <text:s text:c="42"/>| <text:s text:c="26"/>| <text:s text:c="14"/>| <text:s text:c="22"/>| <text:s text:c="6"/>| <text:s text:c="22"/>| <text:s text:c="46"/>| <text:s text:c="14"/>| <text:s text:c="22"/>- <text:s text:c="6"/>| <text:s text:c="36"/>t <text:s text:c="4"/>| <text:s text:c="20"/>t <text:s text:c="4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4"/>| <text:s text:c="22"/>| <text:s text:c="6"/>| <text:s text:c="4"/>M <text:s text:c="12"/>| <text:s text:c="10"/>| <text:s text:c="14"/>| <text:s text:c="22"/>| <text:s text:c="14"/>| <text:s text:c="22"/>| <text:s text:c="6"/>| <text:s text:c="42"/>| <text:s text:c="26"/>| <text:s text:c="14"/>| <text:s text:c="22"/>- <text:s text:c="6"/>| <text:s text:c="22"/>| <text:s text:c="46"/>| <text:s text:c="14"/>- <text:s text:c="22"/>| <text:s text:c="6"/>| <text:s text:c="4"/>H <text:s text:c="36"/>| <text:s text:c="26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8"/>M <text:s text:c="4"/>| <text:s text:c="22"/>| <text:s text:c="6"/>- <text:s text:c="18"/>- <text:s text:c="10"/>| <text:s text:c="14"/>| <text:s text:c="4"/>M <text:s text:c="16"/>| <text:s text:c="14"/>- <text:s text:c="22"/>- <text:s text:c="6"/>- <text:s text:c="42"/>| <text:s text:c="26"/>| <text:s text:c="8"/>e <text:s text:c="4"/>- <text:s text:c="16"/>M <text:s text:c="4"/>| <text:s text:c="6"/>| <text:s text:c="22"/>| <text:s text:c="46"/>| <text:s text:c="14"/>| <text:s text:c="16"/>M <text:s text:c="4"/>| <text:s text:c="6"/>| <text:s text:c="42"/>| <text:s text:c="26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- + - + - + - + - + - + \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\ + - + - + - + - + - + - + - + - + - + - + \ + - + - + - + - +</text:p>
      <text:p text:style-name="P1">| <text:s text:c="14"/>| <text:s text:c="22"/>| <text:s text:c="6"/>| <text:s text:c="18"/>| <text:s text:c="10"/>| <text:s text:c="14"/>| <text:s text:c="22"/>| <text:s text:c="8"/>H <text:s text:c="4"/>| <text:s text:c="22"/>| <text:s text:c="6"/>| <text:s text:c="42"/>| <text:s text:c="26"/>| <text:s text:c="14"/>| <text:s text:c="22"/>| <text:s text:c="6"/>| <text:s text:c="22"/>- <text:s text:c="46"/>| <text:s text:c="14"/>| <text:s text:c="22"/>| <text:s text:c="6"/>| <text:s text:c="42"/>| <text:s text:c="26"/>|</text:p>
      <text:p text:style-name="P1">+ - + \ + - + - + - + \ + - + - + - + - + <text:s text:c="2"/>+ <text:s text:c="2"/>+ <text:s text:c="2"/>+ <text:s text:c="2"/>+ <text:s text:c="2"/>+ <text:s text:c="2"/>+ <text:s text:c="2"/>+ <text:s text:c="2"/>+ <text:s text:c="2"/>+ <text:s text:c="2"/>+ - + - + - + - + - + - + \ + -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\ + - + - + - + \ + -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<text:soft-page-break/>+ <text:s text:c="2"/>+ <text:s text:c="2"/>+ <text:s text:c="2"/>+ <text:s text:c="2"/>+ <text:s text:c="2"/>+ <text:s text:c="2"/>+ - + - + - + - + - + - + - + \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4"/>| <text:s text:c="22"/>| <text:s text:c="6"/>| <text:s text:c="18"/>| <text:s text:c="10"/>| <text:s text:c="14"/>| <text:s text:c="22"/>| <text:s text:c="14"/>| <text:s text:c="22"/>| <text:s text:c="6"/>| <text:s text:c="42"/>| <text:s text:c="26"/>| <text:s text:c="14"/>| <text:s text:c="22"/>| <text:s text:c="6"/>| <text:s text:c="22"/>| <text:s text:c="46"/>| <text:s text:c="14"/>| <text:s text:c="22"/>| <text:s text:c="6"/>| <text:s text:c="42"/>| <text:s text:c="26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- + - + - + \ + - + -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4"/>| <text:s text:c="22"/>| <text:s text:c="6"/>| <text:s text:c="18"/>| <text:s text:c="10"/>| <text:s text:c="14"/>- <text:s text:c="22"/>| <text:s text:c="14"/>| <text:s text:c="22"/>| <text:s text:c="6"/>| <text:s text:c="42"/>| <text:s text:c="26"/>| <text:s text:c="14"/>| <text:s text:c="4"/>t <text:s text:c="16"/>- <text:s text:c="6"/>| <text:s text:c="22"/>| <text:s text:c="46"/>| <text:s text:c="4"/>t <text:s text:c="8"/>- <text:s text:c="22"/>- <text:s text:c="6"/>| <text:s text:c="42"/>| <text:s text:c="26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4"/>| <text:s text:c="22"/>| <text:s text:c="6"/>- <text:s text:c="18"/>- <text:s text:c="10"/>| <text:s text:c="14"/>| <text:s text:c="22"/>| <text:s text:c="4"/>t <text:s text:c="8"/>| <text:s text:c="22"/>- <text:s text:c="6"/>| <text:s text:c="42"/>| <text:s text:c="26"/>| <text:s text:c="14"/>| <text:s text:c="22"/>| <text:s text:c="6"/>| <text:s text:c="4"/>H <text:s text:c="16"/>| <text:s text:c="46"/>| <text:s text:c="14"/>| <text:s text:c="22"/>| <text:s text:c="6"/>| <text:s text:c="42"/>- <text:s text:c="26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4"/>- <text:s text:c="16"/>M <text:s text:c="4"/>| <text:s text:c="6"/>| <text:s text:c="18"/>| <text:s text:c="10"/>- <text:s text:c="4"/>M <text:s text:c="8"/>| <text:s text:c="4"/>M <text:s text:c="16"/>| <text:s text:c="8"/>e <text:s text:c="4"/>- <text:s text:c="16"/>e <text:s text:c="4"/>| <text:s text:c="6"/>| <text:s text:c="42"/>| <text:s text:c="26"/>| <text:s text:c="8"/>M <text:s text:c="4"/>| <text:s text:c="16"/>M <text:s text:c="4"/>| <text:s text:c="6"/>| <text:s text:c="22"/>| <text:s text:c="46"/>| <text:s text:c="14"/>| <text:s text:c="22"/>| <text:s text:c="6"/>| <text:s text:c="42"/>| <text:s text:c="26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\ + - + - + - + - + - + - + - + - + - + - + - + - + - + - + - + \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4"/>| <text:s text:c="22"/>| <text:s text:c="6"/>| <text:s text:c="18"/>| <text:s text:c="10"/>| <text:s text:c="14"/>| <text:s text:c="22"/>| <text:s text:c="14"/>| <text:s text:c="22"/>| <text:s text:c="6"/>| <text:s text:c="42"/>| <text:s text:c="26"/>| <text:s text:c="14"/>| <text:s text:c="22"/>| <text:s text:c="6"/>| <text:s text:c="22"/>- <text:s text:c="46"/>| <text:s text:c="14"/>| <text:s text:c="22"/>| <text:s text:c="6"/>| <text:s text:c="42"/>| <text:s text:c="26"/>|</text:p>
      <text:p text:style-name="P1">+ - + \ + - + - + - + - + - + - + \ + - + <text:s text:c="2"/>+ <text:s text:c="2"/>+ - + - + \ + - + - + - + - + - + - + \ + - + - + - + - + - + - + - + - + - + - + - + - + - + - + \ + -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\ + - + - + - + - + -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- + - + - + - + \ + -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18"/>- <text:s text:c="18"/>| <text:s text:c="18"/>| <text:s text:c="6"/>| <text:s text:c="42"/><text:soft-page-break/>| <text:s text:c="26"/>- <text:s text:c="8"/>M <text:s text:c="4"/>| <text:s text:c="16"/>M <text:s text:c="4"/>| <text:s text:c="6"/>| <text:s text:c="22"/>| <text:s text:c="46"/>- <text:s text:c="14"/>| <text:s text:c="16"/>M <text:s text:c="4"/>| <text:s text:c="6"/>| <text:s text:c="42"/>| <text:s text:c="26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18"/>- <text:s text:c="18"/>- <text:s text:c="18"/>| <text:s text:c="6"/>| <text:s text:c="42"/>| <text:s text:c="4"/>M <text:s text:c="20"/>- <text:s text:c="14"/>- <text:s text:c="22"/>- <text:s text:c="6"/>- <text:s text:c="22"/>| <text:s text:c="46"/>- <text:s text:c="14"/>- <text:s text:c="22"/>- <text:s text:c="6"/>| <text:s text:c="42"/>| <text:s text:c="26"/>|</text:p>
      <text:p text:style-name="P1">+ - + \ + - + - + - + - + \ + - + - + - + <text:s text:c="2"/>+ <text:s text:c="2"/>+ - + - + - + - + - + - + - + - + - + - + \ + - + - + - + - + -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\ + - + - + - + - + - + -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- + - + - + - + - + -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22"/>| <text:s text:c="14"/>| <text:s text:c="6"/>- <text:s text:c="38"/>| <text:s text:c="30"/>| <text:s text:c="18"/>| <text:s text:c="18"/>| <text:s text:c="6"/>| <text:s text:c="42"/>- <text:s text:c="26"/>| <text:s text:c="14"/>| <text:s text:c="22"/>| <text:s text:c="6"/>| <text:s text:c="22"/>| <text:s text:c="46"/>| <text:s text:c="14"/>| <text:s text:c="22"/>- <text:s text:c="6"/>| <text:s text:c="42"/>| <text:s text:c="26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\ + - + - + - + - + - + - + - + - + - + - + - + - + - + - + -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22"/>| <text:s text:c="8"/>M <text:s text:c="4"/>| <text:s text:c="6"/>| <text:s text:c="4"/>M <text:s text:c="32"/>| <text:s text:c="30"/>| <text:s text:c="18"/>| <text:s text:c="18"/>| <text:s text:c="6"/>- <text:s text:c="42"/>| <text:s text:c="26"/>| <text:s text:c="14"/>| <text:s text:c="22"/>| <text:s text:c="6"/>| <text:s text:c="22"/>| <text:s text:c="46"/>| <text:s text:c="14"/>| <text:s text:c="4"/>t <text:s text:c="16"/>| <text:s text:c="6"/>| <text:s text:c="42"/>| <text:s text:c="26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22"/>| <text:s text:c="14"/>| <text:s text:c="6"/>| <text:s text:c="38"/>| <text:s text:c="30"/>| <text:s text:c="18"/>| <text:s text:c="12"/>H <text:s text:c="4"/>| <text:s text:c="6"/>| <text:s text:c="36"/>t <text:s text:c="4"/>| <text:s text:c="26"/>| <text:s text:c="14"/>| <text:s text:c="22"/>| <text:s text:c="6"/>| <text:s text:c="22"/>| <text:s text:c="46"/>| <text:s text:c="14"/>| <text:s text:c="22"/>| <text:s text:c="6"/>| <text:s text:c="42"/>| <text:s text:c="26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22"/>| <text:s text:c="14"/>| <text:s text:c="6"/>| <text:s text:c="38"/>| <text:s text:c="30"/>| <text:s text:c="18"/>| <text:s text:c="18"/>- <text:s text:c="6"/>| <text:s text:c="42"/>| <text:s text:c="26"/>| <text:s text:c="14"/>| <text:s text:c="22"/>| <text:s text:c="6"/>| <text:s text:c="22"/>| <text:s text:c="46"/>| <text:s text:c="14"/>| <text:s text:c="22"/>| <text:s text:c="6"/>| <text:s text:c="42"/>| <text:s text:c="26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<text:soft-page-break/>+ <text:s text:c="2"/>+ <text:s text:c="2"/>+ <text:s text:c="2"/>+ <text:s text:c="2"/>+ <text:s text:c="2"/>+ <text:s text:c="2"/>+ <text:s text:c="2"/>+ <text:s text:c="2"/>+ <text:s text:c="2"/>+ - + - + - + - + - + - + - + -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22"/>| <text:s text:c="14"/>| <text:s text:c="6"/>| <text:s text:c="38"/>| <text:s text:c="30"/>| <text:s text:c="18"/>| <text:s text:c="12"/>e <text:s text:c="4"/>- <text:s text:c="6"/>| <text:s text:c="42"/>- <text:s text:c="4"/>e <text:s text:c="20"/>| <text:s text:c="8"/>M <text:s text:c="4"/>- <text:s text:c="16"/>e <text:s text:c="4"/>- <text:s text:c="6"/>| <text:s text:c="4"/>M <text:s text:c="16"/>| <text:s text:c="46"/>| <text:s text:c="8"/>M <text:s text:c="4"/>- <text:s text:c="16"/>e <text:s text:c="4"/>| <text:s text:c="6"/>| <text:s text:c="42"/>| <text:s text:c="26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22"/>| <text:s text:c="14"/>| <text:s text:c="6"/>| <text:s text:c="38"/>| <text:s text:c="30"/>| <text:s text:c="18"/>| <text:s text:c="4"/>t <text:s text:c="12"/>| <text:s text:c="6"/>| <text:s text:c="42"/>| <text:s text:c="26"/>| <text:s text:c="14"/>| <text:s text:c="22"/>| <text:s text:c="6"/>| <text:s text:c="22"/>| <text:s text:c="46"/>| <text:s text:c="14"/>| <text:s text:c="22"/>| <text:s text:c="6"/>| <text:s text:c="42"/>| <text:s text:c="26"/>|</text:p>
      <text:p text:style-name="P1">+ - + - + - + - + - + - + - + -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- + \ + - + - + - + - + - + - + <text:s text:c="2"/>+ <text:s text:c="2"/>+ - + - + \ + - + - + - + - + - + - + - + - + \ + - + - + - + - + - + - + \ + - + - + - + - + - + - + - + \ + - + <text:s text:c="2"/>+ <text:s text:c="2"/>+ - + - + - + \ + - + - + - + - + - + - + - + - + - + - + - + - + - + - + \ + - + - + - + - + - + - + - + - + - + <text:s text:c="2"/>+ <text:s text:c="2"/>+ - + - + - + - + - + - + - + - + - + - + \ + - + - + - + - + - + - + - +</text:p>
      <text:p text:style-name="P1">| <text:s text:c="22"/>- <text:s text:c="4"/>t <text:s text:c="8"/>- <text:s text:c="6"/>| <text:s text:c="38"/>| <text:s text:c="30"/>- <text:s text:c="118"/>- <text:s text:c="118"/>- <text:s text:c="118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6"/>M <text:s text:c="4"/>| <text:s text:c="8"/>M <text:s text:c="4"/>| <text:s text:c="6"/>| <text:s text:c="38"/>| <text:s text:c="30"/>- <text:s text:c="118"/>- <text:s text:c="118"/>- <text:s text:c="118"/>|</text:p>
      <text:p text:style-name="P1">+ - + \ + - + - + - + - + \ + -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- + - + - + - + - + \ + - + - + <text:s text:c="2"/>+ <text:s text:c="2"/>+ - + - + - + \ + - + - + \ + - + - + - + - + - + - + - + - + - + - + - + - + - + - + - + - + - + - + - + - + - + <text:s text:c="2"/>+ <text:s text:c="2"/>+ - + - + - + - + - + - + \ + - + - + - + \ + - + - + - + - + \ + - + - + - + - + - + - + - + - + - + - + \ + - + <text:s text:c="2"/>+ <text:s text:c="2"/>+ - + - + - + - + \ + - + - + - + - + \ + - + - + - + - + - + - + - + - +</text:p>
      <text:p text:style-name="P1">| <text:s text:c="14"/>| <text:s text:c="22"/>| <text:s text:c="6"/>| <text:s text:c="38"/>- <text:s text:c="30"/>| <text:s text:c="22"/>| <text:s text:c="14"/>| <text:s text:c="6"/>| <text:s text:c="14"/>- <text:s text:c="14"/>| <text:s text:c="18"/>| <text:s text:c="18"/>| <text:s text:c="14"/>| <text:s text:c="22"/>| <text:s text:c="6"/>| <text:s text:c="18"/>| <text:s text:c="10"/>| <text:s text:c="22"/>| <text:s text:c="14"/>| <text:s text:c="14"/>| <text:s text:c="22"/>| <text:s text:c="6"/>| <text:s text:c="10"/>| <text:s text:c="18"/>| <text:s text:c="22"/>| <text:s text:c="14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- + - + - + - + - + - + - + - + \ + - + - + \ + - + - + - + -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<text:soft-page-break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4"/>- <text:s text:c="16"/>M <text:s text:c="4"/>| <text:s text:c="6"/>| <text:s text:c="38"/>| <text:s text:c="30"/>| <text:s text:c="16"/>M <text:s text:c="4"/>| <text:s text:c="14"/>| <text:s text:c="6"/>| <text:s text:c="4"/>M <text:s text:c="8"/>| <text:s text:c="4"/>H <text:s text:c="8"/>- <text:s text:c="4"/>M <text:s text:c="12"/>- <text:s text:c="4"/>H <text:s text:c="12"/>| <text:s text:c="8"/>M <text:s text:c="4"/>| <text:s text:c="16"/>e <text:s text:c="4"/>| <text:s text:c="6"/>| <text:s text:c="4"/>M <text:s text:c="12"/>| <text:s text:c="4"/>H <text:s text:c="4"/>| <text:s text:c="4"/>e <text:s text:c="16"/>| <text:s text:c="4"/>e <text:s text:c="8"/>| <text:s text:c="8"/>M <text:s text:c="4"/>| <text:s text:c="22"/>| <text:s text:c="6"/>- <text:s text:c="10"/>| <text:s text:c="4"/>e <text:s text:c="12"/>| <text:s text:c="22"/>| <text:s text:c="14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4"/>| <text:s text:c="22"/>| <text:s text:c="6"/>| <text:s text:c="4"/>e <text:s text:c="32"/>| <text:s text:c="30"/>| <text:s text:c="22"/>| <text:s text:c="14"/>| <text:s text:c="6"/>| <text:s text:c="14"/>| <text:s text:c="14"/>| <text:s text:c="18"/>| <text:s text:c="18"/>| <text:s text:c="14"/>| <text:s text:c="22"/>| <text:s text:c="6"/>| <text:s text:c="18"/>| <text:s text:c="10"/>| <text:s text:c="22"/>| <text:s text:c="14"/>| <text:s text:c="14"/>| <text:s text:c="22"/>| <text:s text:c="6"/>| <text:s text:c="10"/>| <text:s text:c="18"/>| <text:s text:c="22"/>- <text:s text:c="14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4"/>| <text:s text:c="4"/>t <text:s text:c="16"/>| <text:s text:c="6"/>| <text:s text:c="38"/>| <text:s text:c="30"/>| <text:s text:c="22"/>- <text:s text:c="14"/>- <text:s text:c="6"/>| <text:s text:c="14"/>| <text:s text:c="14"/>| <text:s text:c="18"/>| <text:s text:c="18"/>| <text:s text:c="14"/>- <text:s text:c="22"/>- <text:s text:c="6"/>| <text:s text:c="12"/>t <text:s text:c="4"/>- <text:s text:c="4"/>t <text:s text:c="4"/>| <text:s text:c="22"/>- <text:s text:c="14"/>| <text:s text:c="14"/>| <text:s text:c="22"/>- <text:s text:c="6"/>| <text:s text:c="10"/>| <text:s text:c="18"/>- <text:s text:c="22"/>| <text:s text:c="14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- + \ + - + - + - + \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4"/>| <text:s text:c="22"/>| <text:s text:c="6"/>| <text:s text:c="38"/>| <text:s text:c="30"/>| <text:s text:c="22"/>| <text:s text:c="14"/>| <text:s text:c="6"/>| <text:s text:c="14"/>| <text:s text:c="14"/>| <text:s text:c="18"/>| <text:s text:c="18"/>| <text:s text:c="14"/>| <text:s text:c="22"/>| <text:s text:c="6"/>- <text:s text:c="18"/>| <text:s text:c="10"/>| <text:s text:c="22"/>| <text:s text:c="14"/>| <text:s text:c="14"/>- <text:s text:c="22"/>| <text:s text:c="6"/>| <text:s text:c="10"/>- <text:s text:c="18"/>| <text:s text:c="22"/>| <text:s text:c="14"/>|</text:p>
      <text:p text:style-name="P1">+ - + - + - + - + - + - + - + - + \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- + \ + - + - + - + \ + - + - + <text:s text:c="2"/>+ <text:s text:c="2"/>+ - + \ + - + - + - + \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- + \ + - + - + - + - + - + - + \ + - + - + - + - + - + \ + - + <text:s text:c="2"/>+ <text:s text:c="2"/>+ <text:s text:c="2"/>+ <text:s text:c="2"/>+ <text:s text:c="2"/>+ <text:s text:c="2"/>+ <text:s text:c="2"/>+ <text:s text:c="2"/>+ <text:s text:c="2"/>+ <text:s text:c="2"/>+ <text:s text:c="2"/>+ <text:s text:c="2"/>+ - + - + - + - + - + - + - + - + - + - + - + - + - + - + - + \ + - + - +</text:p>
      <text:p text:style-name="P1">| <text:s text:c="14"/>| <text:s text:c="22"/>| <text:s text:c="6"/>| <text:s text:c="38"/>| <text:s text:c="30"/>| <text:s text:c="22"/>| <text:s text:c="14"/>| <text:s text:c="6"/>| <text:s text:c="14"/>| <text:s text:c="14"/>| <text:s text:c="18"/>| <text:s text:c="4"/>H <text:s text:c="12"/>| <text:s text:c="14"/>| <text:s text:c="22"/>| <text:s text:c="6"/>| <text:s text:c="18"/>| <text:s text:c="10"/>| <text:s text:c="22"/>| <text:s text:c="14"/>| <text:s text:c="14"/>| <text:s text:c="22"/>| <text:s text:c="6"/>| <text:s text:c="10"/>- <text:s text:c="18"/>| <text:s text:c="22"/>| <text:s text:c="14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- <text:soft-page-break/>+ - + - + - + \ + -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\ + - + - + - + - + -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4"/>- <text:s text:c="16"/>H <text:s text:c="4"/>| <text:s text:c="6"/>| <text:s text:c="38"/>- <text:s text:c="30"/>| <text:s text:c="16"/>M <text:s text:c="4"/>| <text:s text:c="8"/>M <text:s text:c="4"/>- <text:s text:c="6"/>| <text:s text:c="14"/>| <text:s text:c="14"/>| <text:s text:c="18"/>| <text:s text:c="18"/>| <text:s text:c="14"/>| <text:s text:c="22"/>| <text:s text:c="6"/>- <text:s text:c="18"/>| <text:s text:c="4"/>M <text:s text:c="4"/>- <text:s text:c="4"/>M <text:s text:c="16"/>| <text:s text:c="4"/>M <text:s text:c="8"/>| <text:s text:c="14"/>| <text:s text:c="22"/>| <text:s text:c="6"/>| <text:s text:c="4"/>e <text:s text:c="4"/>| <text:s text:c="18"/>- <text:s text:c="4"/>e <text:s text:c="16"/>| <text:s text:c="4"/>e <text:s text:c="8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4"/>| <text:s text:c="22"/>- <text:s text:c="6"/>| <text:s text:c="38"/>| <text:s text:c="30"/>| <text:s text:c="22"/>| <text:s text:c="14"/>| <text:s text:c="6"/>| <text:s text:c="14"/>| <text:s text:c="14"/>- <text:s text:c="18"/>- <text:s text:c="18"/>| <text:s text:c="8"/>M <text:s text:c="4"/>| <text:s text:c="16"/>e <text:s text:c="4"/>| <text:s text:c="6"/>| <text:s text:c="18"/>- <text:s text:c="10"/>| <text:s text:c="22"/>| <text:s text:c="14"/>| <text:s text:c="8"/>M <text:s text:c="4"/>- <text:s text:c="16"/>M <text:s text:c="4"/>- <text:s text:c="6"/>| <text:s text:c="10"/>| <text:s text:c="18"/>| <text:s text:c="22"/>- <text:s text:c="14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4"/>| <text:s text:c="22"/>| <text:s text:c="6"/>| <text:s text:c="38"/>| <text:s text:c="24"/>t <text:s text:c="4"/>| <text:s text:c="22"/>- <text:s text:c="14"/>| <text:s text:c="6"/>| <text:s text:c="8"/>t <text:s text:c="4"/>- <text:s text:c="14"/>| <text:s text:c="12"/>t <text:s text:c="4"/>| <text:s text:c="18"/>| <text:s text:c="4"/>t <text:s text:c="8"/>- <text:s text:c="22"/>- <text:s text:c="6"/>| <text:s text:c="18"/>| <text:s text:c="10"/>| <text:s text:c="22"/>| <text:s text:c="14"/>| <text:s text:c="14"/>| <text:s text:c="4"/>t <text:s text:c="16"/>| <text:s text:c="6"/>| <text:s text:c="10"/>| <text:s text:c="18"/>| <text:s text:c="22"/>| <text:s text:c="8"/>t <text:s text:c="4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4"/>| <text:s text:c="22"/>| <text:s text:c="6"/>| <text:s text:c="38"/>| <text:s text:c="30"/>| <text:s text:c="22"/>| <text:s text:c="14"/>| <text:s text:c="6"/>| <text:s text:c="14"/>| <text:s text:c="14"/>| <text:s text:c="18"/>| <text:s text:c="18"/>| <text:s text:c="14"/>| <text:s text:c="22"/>| <text:s text:c="6"/>| <text:s text:c="18"/>| <text:s text:c="10"/>| <text:s text:c="22"/>| <text:s text:c="14"/>| <text:s text:c="14"/>| <text:s text:c="22"/>| <text:s text:c="6"/>- <text:s text:c="10"/>| <text:s text:c="18"/>| <text:s text:c="22"/>| <text:s text:c="14"/>|</text:p>
      <text:p text:style-name="P1">+ - + - + - + - + - + - + - + - + - + - + \ + \ + - + - + - + - + - + - + \ + \ + - + - + - + - + - + - + - + - + - + - + - + - + - + - + - + - + - + - + - + - + \ + \ + - + - + - + - + - + - + \ + \ + - + - + - + - + - + - + - + - + - + - + - + - + - + - + - + - + - + - + - + - + \ + \ + - + - + - + - + - + - + \ + \ + - + - + - + - + - + - + - + - + - + - + - + - + - + - + - + - + - + - + - + - + \ + \ + - + - + - + - + - + - + \ + \ + - + - + - + - + - + - + - + - + - + - +</text:p>
      <text:p text:style-name="P1">| <text:s text:c="14"/>| <text:s text:c="22"/>| <text:s text:c="6"/>- <text:s text:c="22"/>| <text:s text:c="6"/>| <text:s text:c="22"/>| <text:s text:c="14"/>| <text:s text:c="22"/>| <text:s text:c="14"/>| <text:s text:c="6"/>| <text:s text:c="14"/>| <text:s text:c="14"/>| <text:s text:c="14"/>| <text:s text:c="22"/>| <text:s text:c="14"/>| <text:s text:c="22"/>| <text:s text:c="18"/>| <text:s text:c="10"/>| <text:s text:c="6"/>| <text:s text:c="22"/>| <text:s text:c="14"/>| <text:s text:c="14"/>| <text:s text:c="22"/>| <text:s text:c="14"/>| <text:s text:c="14"/>| <text:s text:c="6"/>| <text:s text:c="14"/>| <text:s text:c="22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<text:soft-page-break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4"/>- <text:s text:c="4"/>t <text:s text:c="16"/>| <text:s text:c="6"/>| <text:s text:c="22"/>- <text:s text:c="6"/>- <text:s text:c="22"/>| <text:s text:c="14"/>| <text:s text:c="22"/>| <text:s text:c="14"/>- <text:s text:c="6"/>- <text:s text:c="14"/>| <text:s text:c="14"/>| <text:s text:c="8"/>t <text:s text:c="4"/>| <text:s text:c="22"/>| <text:s text:c="14"/>| <text:s text:c="22"/>| <text:s text:c="18"/>| <text:s text:c="10"/>| <text:s text:c="6"/>| <text:s text:c="22"/>| <text:s text:c="14"/>| <text:s text:c="4"/>t <text:s text:c="8"/>| <text:s text:c="22"/>| <text:s text:c="14"/>- <text:s text:c="4"/>t <text:s text:c="8"/>| <text:s text:c="6"/>| <text:s text:c="14"/>| <text:s text:c="16"/>t <text:s text:c="4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4"/>| <text:s text:c="16"/>H <text:s text:c="4"/>| <text:s text:c="6"/>| <text:s text:c="22"/>| <text:s text:c="6"/>| <text:s text:c="4"/>e <text:s text:c="16"/>- <text:s text:c="4"/>M <text:s text:c="8"/>| <text:s text:c="22"/>| <text:s text:c="14"/>| <text:s text:c="6"/>| <text:s text:c="14"/>| <text:s text:c="14"/>- <text:s text:c="14"/>| <text:s text:c="22"/>| <text:s text:c="14"/>| <text:s text:c="22"/>| <text:s text:c="18"/>| <text:s text:c="4"/>M <text:s text:c="4"/>| <text:s text:c="6"/>| <text:s text:c="22"/>- <text:s text:c="4"/>H <text:s text:c="8"/>| <text:s text:c="14"/>| <text:s text:c="22"/>| <text:s text:c="8"/>e <text:s text:c="4"/>| <text:s text:c="8"/>H <text:s text:c="4"/>| <text:s text:c="6"/>- <text:s text:c="4"/>H <text:s text:c="8"/>| <text:s text:c="22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4"/>| <text:s text:c="22"/>| <text:s text:c="6"/>| <text:s text:c="22"/>| <text:s text:c="6"/>| <text:s text:c="22"/>| <text:s text:c="14"/>| <text:s text:c="22"/>- <text:s text:c="14"/>| <text:s text:c="6"/>| <text:s text:c="14"/>| <text:s text:c="14"/>| <text:s text:c="14"/>- <text:s text:c="22"/>| <text:s text:c="14"/>| <text:s text:c="22"/>| <text:s text:c="18"/>- <text:s text:c="10"/>| <text:s text:c="6"/>| <text:s text:c="22"/>| <text:s text:c="14"/>| <text:s text:c="14"/>| <text:s text:c="22"/>| <text:s text:c="14"/>| <text:s text:c="14"/>| <text:s text:c="6"/>| <text:s text:c="14"/>| <text:s text:c="22"/>|</text:p>
      <text:p text:style-name="P1">+ - + - + \ + - + - + \ + - + - + - + - + <text:s text:c="2"/>+ <text:s text:c="2"/>+ <text:s text:c="2"/>+ <text:s text:c="2"/>+ <text:s text:c="2"/>+ <text:s text:c="2"/>+ <text:s text:c="2"/>+ <text:s text:c="2"/>+ <text:s text:c="2"/>+ <text:s text:c="2"/>+ - + - + - + - + - + - + - + \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- + \ + - + - + \ + - + <text:s text:c="2"/>+ <text:s text:c="2"/>+ - + - + \ + - + - + - + - + - + \ + - + <text:s text:c="2"/>+ <text:s text:c="2"/>+ <text:s text:c="2"/>+ <text:s text:c="2"/>+ <text:s text:c="2"/>+ <text:s text:c="2"/>+ <text:s text:c="2"/>+ <text:s text:c="2"/>+ <text:s text:c="2"/>+ <text:s text:c="2"/>+ - + - + \ + - + - + - + \ + - + <text:s text:c="2"/>+ <text:s text:c="2"/>+ - + - + - + - + - + - + - + \ + - + - +</text:p>
      <text:p text:style-name="P1">| <text:s text:c="14"/>| <text:s text:c="22"/>| <text:s text:c="6"/>| <text:s text:c="22"/>| <text:s text:c="4"/>M | <text:s text:c="22"/>| <text:s text:c="14"/>| <text:s text:c="22"/>| <text:s text:c="8"/>M <text:s text:c="4"/>| <text:s text:c="6"/>| <text:s text:c="14"/>| <text:s text:c="4"/>M <text:s text:c="8"/>| <text:s text:c="14"/>| <text:s text:c="4"/>e <text:s text:c="16"/>| <text:s text:c="14"/>- <text:s text:c="16"/>M <text:s text:c="4"/>- <text:s text:c="18"/>| <text:s text:c="10"/>| <text:s text:c="6"/>| <text:s text:c="22"/>| <text:s text:c="14"/>| <text:s text:c="14"/>| <text:s text:c="22"/>- <text:s text:c="14"/>| <text:s text:c="14"/>| <text:s text:c="6"/>| <text:s text:c="14"/>| <text:s text:c="22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4"/>t <text:s text:c="8"/>| <text:s text:c="4"/>t <text:s text:c="16"/>| <text:s text:c="6"/>| <text:s text:c="22"/>| <text:s text:c="6"/>| <text:s text:c="22"/>- <text:s text:c="14"/>| <text:s text:c="22"/>| <text:s text:c="14"/>| <text:s text:c="6"/>| <text:s text:c="14"/>- <text:s text:c="14"/>| <text:s text:c="14"/>| <text:s text:c="22"/>| <text:s text:c="14"/>| <text:s text:c="22"/>| <text:s text:c="4"/>t <text:s text:c="12"/>| <text:s text:c="10"/>- <text:s text:c="6"/>| <text:s text:c="22"/>- <text:s text:c="14"/>| <text:s text:c="14"/>| <text:s text:c="22"/>| <text:s text:c="4"/>t <text:s text:c="8"/>- <text:s text:c="14"/>| <text:s text:c="6"/>| <text:s text:c="8"/>t <text:s text:c="4"/>| <text:s text:c="22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- + - + - + - + \ + - + - + - + <text:s text:c="2"/>+ <text:s text:c="2"/>+ <text:s text:c="2"/>+ <text:s text:c="2"/>+ <text:s text:c="2"/>+ <text:s text:c="2"/>+ <text:s text:c="2"/>+ <text:s text:c="2"/>+ <text:s text:c="2"/>+ <text:s text:c="2"/>+ - + - + - + \ + - + - + - + \ + - + - + <text:s text:c="2"/>+ <text:s text:c="2"/>+ - + - + - + \ + - + - + - + - + - + - + \ + - + - + \ + - + - + - + - + - + \ + - + - + - + - + \ + -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<text:soft-page-break/>+ <text:s text:c="2"/>+ <text:s text:c="2"/>+ <text:s text:c="2"/>+ <text:s text:c="2"/>+ <text:s text:c="2"/>+ <text:s text:c="2"/>+ - + \ + - + - + - + - + - + -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4"/>- <text:s text:c="22"/>| <text:s text:c="6"/>| <text:s text:c="22"/>| <text:s text:c="6"/>- <text:s text:c="22"/>| <text:s text:c="14"/>| <text:s text:c="22"/>| <text:s text:c="14"/>| <text:s text:c="6"/>| <text:s text:c="14"/>| <text:s text:c="14"/>| <text:s text:c="14"/>| <text:s text:c="22"/>| <text:s text:c="14"/>| <text:s text:c="22"/>| <text:s text:c="18"/>| <text:s text:c="10"/>| <text:s text:c="6"/>| <text:s text:c="22"/>| <text:s text:c="14"/>| <text:s text:c="14"/>| <text:s text:c="22"/>| <text:s text:c="14"/>| <text:s text:c="14"/>| <text:s text:c="6"/>| <text:s text:c="14"/>| <text:s text:c="22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4"/>| <text:s text:c="22"/>- <text:s text:c="6"/>| <text:s text:c="22"/>- <text:s text:c="6"/>| <text:s text:c="22"/>| <text:s text:c="14"/>| <text:s text:c="22"/>| <text:s text:c="14"/>| <text:s text:c="6"/>- <text:s text:c="14"/>| <text:s text:c="14"/>| <text:s text:c="14"/>| <text:s text:c="16"/>t <text:s text:c="4"/>| <text:s text:c="14"/>| <text:s text:c="22"/>| <text:s text:c="18"/>| <text:s text:c="10"/>| <text:s text:c="6"/>| <text:s text:c="22"/>| <text:s text:c="14"/>| <text:s text:c="4"/>t <text:s text:c="8"/>- <text:s text:c="4"/>t <text:s text:c="16"/>| <text:s text:c="14"/>| <text:s text:c="14"/>| <text:s text:c="6"/>- <text:s text:c="14"/>| <text:s text:c="22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8"/>H <text:s text:c="4"/>| <text:s text:c="16"/>M <text:s text:c="4"/>| <text:s text:c="6"/>| <text:s text:c="4"/>M <text:s text:c="16"/>| <text:s text:c="6"/>| <text:s text:c="22"/>| <text:s text:c="14"/>| <text:s text:c="16"/>H <text:s text:c="4"/>| <text:s text:c="8"/>e <text:s text:c="4"/>| <text:s text:c="6"/>| <text:s text:c="4"/>M <text:s text:c="8"/>| <text:s text:c="4"/>M <text:s text:c="8"/>- <text:s text:c="4"/>M <text:s text:c="8"/>| <text:s text:c="4"/>M <text:s text:c="16"/>| <text:s text:c="8"/>e <text:s text:c="4"/>| <text:s text:c="22"/>| <text:s text:c="18"/>| <text:s text:c="4"/>M <text:s text:c="4"/>| <text:s text:c="6"/>| <text:s text:c="4"/>M <text:s text:c="16"/>| <text:s text:c="14"/>| <text:s text:c="8"/>E <text:s text:c="4"/>| <text:s text:c="16"/>e <text:s text:c="4"/>- <text:s text:c="8"/>M <text:s text:c="4"/>| <text:s text:c="14"/>| <text:s text:c="6"/>| <text:s text:c="14"/>| <text:s text:c="4"/>H <text:s text:c="16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4"/>| <text:s text:c="22"/>| <text:s text:c="6"/>| <text:s text:c="22"/>| <text:s text:c="6"/>| <text:s text:c="22"/>| <text:s text:c="14"/>| <text:s text:c="22"/>| <text:s text:c="14"/>| <text:s text:c="6"/>| <text:s text:c="14"/>| <text:s text:c="14"/>| <text:s text:c="14"/>| <text:s text:c="22"/>| <text:s text:c="14"/>| <text:s text:c="22"/>| <text:s text:c="18"/>| <text:s text:c="10"/>| <text:s text:c="6"/>| <text:s text:c="22"/>| <text:s text:c="14"/>| <text:s text:c="14"/>| <text:s text:c="22"/>| <text:s text:c="14"/>| <text:s text:c="14"/>| <text:s text:c="6"/>| <text:s text:c="14"/>| <text:s text:c="22"/>|</text:p>
      <text:p text:style-name="P1">+ - + - + \ + - + - + - + \ + - + - + - + <text:s text:c="2"/>+ <text:s text:c="2"/>+ - + - + - + - + \ + - + - + - + - + \ + - + - + - + - + - + - + \ + - + - + \ + - + - + - + - + - + - + \ + - + <text:s text:c="2"/>+ <text:s text:c="2"/>+ - + - + - + - + \ + - + - + - + - + - + - + - + - + - + - + - + \ + - + - + - + \ + - + - + \ + - + - + - + - + - + - + \ + - + - + - + - + - + <text:s text:c="2"/>+ <text:s text:c="2"/>+ - + - + - + \ + - + - + - + \ + - + - + - + \ + - + - + - + - + - + - + - + - + - + \ + - + - + - + \ + - + - + <text:s text:c="2"/>+ <text:s text:c="2"/>+ - + - + - + - + - + \ + - + - + - + - +</text:p>
      <text:p text:style-name="P1">| <text:s text:c="118"/>- <text:s text:c="118"/>- <text:s text:c="118"/>- <text:s text:c="118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18"/><text:soft-page-break/>- <text:s text:c="118"/>- <text:s text:c="118"/>- <text:s text:c="118"/>|</text:p>
      <text:p text:style-name="P1">+ - + \ + - + - + - + - + - + - + - + - + <text:s text:c="2"/>+ <text:s text:c="2"/>+ - + \ + - + - + - + - + - + - + - + - + - + - + - + - + - + - + - + - + - + - + - + - + \ + - + - + - + - + - + <text:s text:c="2"/>+ <text:s text:c="2"/>+ - + - + - + - + - + - + - + - + \ + - + - + - + - + - + - + - + - + - + - + - + - + - + - + - + - + - + - + - + - + - + - + - + - + - + - + - + <text:s text:c="2"/>+ <text:s text:c="2"/>+ - + - + - + - + - + - + - + - + - + - + - + \ + - + - + - + - + - + - + - + - + - + - + \ + - + - + - + - + - + <text:s text:c="2"/>+ <text:s text:c="2"/>+ - + - + - + - + - + - + \ + - + - + - +</text:p>
      <text:p text:style-name="P1">| <text:s text:c="18"/>| <text:s text:c="18"/>| <text:s text:c="6"/>| <text:s text:c="14"/>| <text:s text:c="54"/>| <text:s text:c="18"/>| <text:s text:c="18"/>| <text:s text:c="6"/>| <text:s text:c="14"/>| <text:s text:c="54"/>| <text:s text:c="14"/>| <text:s text:c="54"/>| <text:s text:c="6"/>| <text:s text:c="14"/>| <text:s text:c="22"/>| <text:s text:c="30"/>| <text:s text:c="38"/>| <text:s text:c="6"/>| <text:s text:c="22"/>| <text:s text:c="14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2"/>M <text:s text:c="4"/>| <text:s text:c="12"/>M <text:s text:c="4"/>| <text:s text:c="6"/>| <text:s text:c="4"/>H <text:s text:c="8"/>| <text:s text:c="4"/>M <text:s text:c="48"/>| <text:s text:c="4"/>t <text:s text:c="6"/>M <text:s text:c="4"/>| <text:s text:c="12"/>M <text:s text:c="4"/>- <text:s text:c="6"/>| <text:s text:c="4"/>M <text:s text:c="8"/>| <text:s text:c="4"/>e <text:s text:c="48"/>| <text:s text:c="8"/>M <text:s text:c="4"/>| <text:s text:c="54"/>| <text:s text:c="6"/>| <text:s text:c="4"/>M <text:s text:c="8"/>- <text:s text:c="4"/>M <text:s text:c="16"/>| <text:s text:c="24"/>M <text:s text:c="4"/>- <text:s text:c="32"/>e <text:s text:c="4"/>| <text:s text:c="6"/>| <text:s text:c="22"/>| <text:s text:c="14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8"/>| <text:s text:c="18"/>| <text:s text:c="6"/>| <text:s text:c="14"/>| <text:s text:c="54"/>| <text:s text:c="18"/>| <text:s text:c="18"/>| <text:s text:c="6"/>| <text:s text:c="14"/>| <text:s text:c="54"/>| <text:s text:c="14"/>| <text:s text:c="54"/>| <text:s text:c="6"/>| <text:s text:c="14"/>| <text:s text:c="22"/>| <text:s text:c="30"/>| <text:s text:c="38"/>| <text:s text:c="6"/>- <text:s text:c="22"/>| <text:s text:c="14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\ + - + - + - + - + - + -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8"/>| <text:s text:c="18"/>| <text:s text:c="6"/>| <text:s text:c="14"/>| <text:s text:c="54"/>| <text:s text:c="18"/>| <text:s text:c="18"/>| <text:s text:c="6"/>| <text:s text:c="14"/>| <text:s text:c="54"/>| <text:s text:c="14"/>| <text:s text:c="54"/>| <text:s text:c="6"/>- <text:s text:c="14"/>| <text:s text:c="22"/>| <text:s text:c="30"/>| <text:s text:c="38"/>| <text:s text:c="6"/>| <text:s text:c="22"/>| <text:s text:c="14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- + - + - + - + - + -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8"/>| <text:s text:c="18"/>- <text:s text:c="6"/>| <text:s text:c="14"/>| <text:s text:c="54"/>| <text:s text:c="12"/>e <text:s text:c="4"/>| <text:s text:c="12"/>M <text:s text:c="4"/>| <text:s text:c="6"/>| <text:s text:c="14"/>| <text:s text:c="54"/>| <text:s text:c="14"/>- <text:s text:c="54"/>- <text:s text:c="6"/>| <text:s text:c="14"/>- <text:s text:c="22"/>| <text:s text:c="30"/>| <text:s text:c="38"/>| <text:s text:c="6"/>| <text:s text:c="22"/>| <text:s text:c="14"/>|</text:p>
      <text:p text:style-name="P1"><text:soft-page-break/>+ - + \ + - + - + - + - + \ + -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- + - + - + - + - + - + \ + - +</text:p>
      <text:p text:style-name="P1">| <text:s text:c="18"/>| <text:s text:c="18"/>| <text:s text:c="6"/>| <text:s text:c="14"/>| <text:s text:c="54"/>| <text:s text:c="18"/>| <text:s text:c="18"/>| <text:s text:c="6"/>| <text:s text:c="14"/>| <text:s text:c="54"/>| <text:s text:c="14"/>| <text:s text:c="54"/>| <text:s text:c="6"/>| <text:s text:c="14"/>| <text:s text:c="4"/>H <text:s text:c="16"/>| <text:s text:c="30"/>| <text:s text:c="38"/>| <text:s text:c="6"/>- <text:s text:c="22"/>| <text:s text:c="14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- + - + - + - + - + - + - + - + - + \ + - + - + - + - + - + - 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2"/>e <text:s text:c="4"/>- <text:s text:c="18"/>- <text:s text:c="6"/>| <text:s text:c="14"/>| <text:s text:c="54"/>- <text:s text:c="18"/>| <text:s text:c="18"/>- <text:s text:c="6"/>- <text:s text:c="14"/>| <text:s text:c="54"/>- <text:s text:c="14"/>| <text:s text:c="54"/>| <text:s text:c="6"/>- <text:s text:c="14"/>| <text:s text:c="22"/>- <text:s text:c="30"/>| <text:s text:c="38"/>| <text:s text:c="6"/>| <text:s text:c="4"/>M <text:s text:c="16"/>| <text:s text:c="4"/>e <text:s text:c="8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8"/>| <text:s text:c="18"/>| <text:s text:c="6"/>| <text:s text:c="14"/>- <text:s text:c="54"/>- <text:s text:c="18"/>| <text:s text:c="18"/>| <text:s text:c="6"/>| <text:s text:c="14"/>| <text:s text:c="54"/>- <text:s text:c="14"/>| <text:s text:c="54"/>| <text:s text:c="6"/>| <text:s text:c="14"/>| <text:s text:c="22"/>- <text:s text:c="24"/>H <text:s text:c="4"/>| <text:s text:c="32"/>M <text:s text:c="4"/>| <text:s text:c="6"/>| <text:s text:c="22"/>| <text:s text:c="14"/>|</text:p>
      <text:p text:style-name="P1">+ - + - + - + - + - + - + - + \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\ + - + - + - + - + \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\ + - + - + - + \ + - + -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- + - + - + - + - + \ + - + - +</text:p>
      <text:p text:style-name="P1">| <text:s text:c="18"/>| <text:s text:c="18"/>| <text:s text:c="6"/>| <text:s text:c="14"/>| <text:s text:c="54"/>| <text:s text:c="18"/>| <text:s text:c="18"/>| <text:s text:c="6"/>| <text:s text:c="14"/>| <text:s text:c="48"/>t <text:s text:c="4"/>| <text:s text:c="14"/>| <text:s text:c="54"/>| <text:s text:c="6"/>| <text:s text:c="14"/>| <text:s text:c="22"/>| <text:s text:c="30"/>| <text:s text:c="38"/>| <text:s text:c="6"/>| <text:s text:c="18"/>| <text:s text:c="18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- + - + - + - + - + - + - + - + - + - + - + - + - + - + - + -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2"/>e <text:s text:c="4"/>| <text:s text:c="12"/>e <text:s text:c="4"/>| <text:s text:c="6"/>| <text:s text:c="14"/>| <text:s text:c="54"/>| <text:s text:c="12"/>M <text:s text:c="4"/>| <text:s text:c="12"/>M <text:s text:c="4"/>| <text:s text:c="6"/>| <text:s text:c="14"/>| <text:s text:c="54"/>| <text:s text:c="14"/>| <text:s text:c="54"/>| <text:s text:c="6"/>| <text:s text:c="14"/>| <text:s text:c="22"/>| <text:s text:c="30"/>| <text:s text:c="38"/>| <text:s text:c="6"/>| <text:s text:c="4"/>H <text:s text:c="12"/>- <text:s text:c="4"/>G <text:s text:c="12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- + \ + - + - + - + - + - + - + - + - + - + - + - + - + - + \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<text:soft-page-break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8"/>- <text:s text:c="18"/>- <text:s text:c="6"/>| <text:s text:c="14"/>| <text:s text:c="54"/>| <text:s text:c="18"/>| <text:s text:c="18"/>- <text:s text:c="6"/>- <text:s text:c="14"/>| <text:s text:c="54"/>| <text:s text:c="14"/>| <text:s text:c="54"/>| <text:s text:c="6"/>| <text:s text:c="14"/>| <text:s text:c="22"/>| <text:s text:c="30"/>| <text:s text:c="38"/>| <text:s text:c="6"/>| <text:s text:c="18"/>| <text:s text:c="18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\ + - + - + - + - + - + - + - + - + - + - + - + - + -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8"/>| <text:s text:c="18"/>| <text:s text:c="6"/>- <text:s text:c="14"/>| <text:s text:c="54"/>| <text:s text:c="18"/>| <text:s text:c="18"/>| <text:s text:c="6"/>| <text:s text:c="14"/>| <text:s text:c="4"/>M <text:s text:c="48"/>| <text:s text:c="14"/>| <text:s text:c="54"/>| <text:s text:c="6"/>| <text:s text:c="14"/>| <text:s text:c="22"/>| <text:s text:c="30"/>| <text:s text:c="38"/>| <text:s text:c="6"/>| <text:s text:c="18"/>| <text:s text:c="18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- + - + - + - + - + -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8"/>| <text:s text:c="18"/>| <text:s text:c="6"/>| <text:s text:c="14"/>| <text:s text:c="54"/>| <text:s text:c="18"/>| <text:s text:c="18"/>| <text:s text:c="6"/>| <text:s text:c="14"/>| <text:s text:c="54"/>| <text:s text:c="8"/>M <text:s text:c="4"/>- <text:s text:c="48"/>M <text:s text:c="4"/>| <text:s text:c="6"/>- <text:s text:c="8"/>t <text:s text:c="4"/>| <text:s text:c="22"/>| <text:s text:c="30"/>| <text:s text:c="38"/>| <text:s text:c="6"/>- <text:s text:c="18"/>| <text:s text:c="18"/>|</text:p>
      <text:p text:style-name="P1">+ - + - + \ + - + - + - + - + -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8"/>| <text:s text:c="18"/>| <text:s text:c="6"/>| <text:s text:c="14"/>| <text:s text:c="54"/>| <text:s text:c="18"/>| <text:s text:c="18"/>| <text:s text:c="6"/>| <text:s text:c="14"/>| <text:s text:c="54"/>| <text:s text:c="14"/>| <text:s text:c="54"/>| <text:s text:c="6"/>| <text:s text:c="14"/>| <text:s text:c="22"/>| <text:s text:c="30"/>| <text:s text:c="38"/>| <text:s text:c="6"/>| <text:s text:c="18"/>| <text:s text:c="18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\ + - + - + - + - + -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\ + - + - + - + - + - + - + \ + - +</text:p>
      <text:p text:style-name="P1">| <text:s text:c="12"/>M <text:s text:c="4"/>| <text:s text:c="12"/>M <text:s text:c="4"/>| <text:s text:c="6"/>| <text:s text:c="14"/>- <text:s text:c="54"/>| <text:s text:c="18"/>- <text:s text:c="18"/>- <text:s text:c="6"/>| <text:s text:c="14"/>| <text:s text:c="54"/>| <text:s text:c="14"/>| <text:s text:c="54"/>| <text:s text:c="6"/>| <text:s text:c="14"/>| <text:s text:c="22"/>| <text:s text:c="30"/>| <text:s text:c="38"/>| <text:s text:c="6"/>| <text:s text:c="18"/>| <text:s text:c="18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8"/>| <text:s text:c="18"/>| <text:s text:c="6"/>| <text:s text:c="14"/>| <text:s text:c="54"/>| <text:s text:c="18"/>| <text:s text:c="18"/>| <text:s text:c="6"/>| <text:s text:c="14"/>| <text:s text:c="54"/><text:soft-page-break/>| <text:s text:c="14"/>| <text:s text:c="54"/>- <text:s text:c="6"/>| <text:s text:c="4"/>e <text:s text:c="8"/>| <text:s text:c="4"/>e <text:s text:c="16"/>| <text:s text:c="30"/>| <text:s text:c="38"/>| <text:s text:c="6"/>- <text:s text:c="4"/>e <text:s text:c="12"/>| <text:s text:c="4"/>M <text:s text:c="12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4"/>t <text:s text:c="12"/>| <text:s text:c="18"/>- <text:s text:c="6"/>| <text:s text:c="14"/>| <text:s text:c="54"/>| <text:s text:c="18"/>| <text:s text:c="18"/>| <text:s text:c="6"/>| <text:s text:c="14"/>| <text:s text:c="54"/>| <text:s text:c="14"/>| <text:s text:c="4"/>t <text:s text:c="48"/>| <text:s text:c="6"/>- <text:s text:c="14"/>- <text:s text:c="22"/>| <text:s text:c="30"/>- <text:s text:c="38"/>| <text:s text:c="6"/>| <text:s text:c="18"/>| <text:s text:c="18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8"/>| <text:s text:c="18"/>| <text:s text:c="6"/>| <text:s text:c="14"/>| <text:s text:c="54"/>| <text:s text:c="18"/>| <text:s text:c="18"/>| <text:s text:c="6"/>| <text:s text:c="14"/>| <text:s text:c="54"/>| <text:s text:c="14"/>| <text:s text:c="54"/>| <text:s text:c="6"/>| <text:s text:c="14"/>| <text:s text:c="22"/>| <text:s text:c="30"/>| <text:s text:c="38"/>| <text:s text:c="6"/>| <text:s text:c="18"/>| <text:s text:c="18"/>|</text:p>
      <text:p text:style-name="P1">+ - + - + - + - + - + - + - + - + - + - + \ + \ + - + - + - + - + - + - + \ + \ + - + - + - + - + - + - + - + - + - + - + - + - + - + - + - + - + - + - + - + - + \ + \ + - + - + - + - + - + - + \ + \ + - + - + - + - + - + - + - + - + - + - + - + - + - + - + - + - + - + - + - + - + \ + \ + - + - + - + - + - + - + \ + \ + - + - + - + - + - + - + - + - + - + - + - + - + - + - + - + - + - + - + - + - + \ + \ + - + - + - + - + - + - + \ + \ + - + - + - + - + - + - + - + - + - + - +</text:p>
      <text:p text:style-name="P1">| <text:s text:c="18"/>| <text:s text:c="18"/>| <text:s text:c="6"/>| <text:s text:c="18"/>| <text:s text:c="10"/>| <text:s text:c="18"/>| <text:s text:c="18"/>| <text:s text:c="22"/>| <text:s text:c="46"/>| <text:s text:c="6"/>| <text:s text:c="18"/>| <text:s text:c="18"/>| <text:s text:c="14"/>| <text:s text:c="22"/>| <text:s text:c="6"/>| <text:s text:c="6"/>| <text:s text:c="22"/>| <text:s text:c="18"/>| <text:s text:c="18"/>| <text:s text:c="18"/>| <text:s text:c="18"/>| <text:s text:c="6"/>| <text:s text:c="22"/>| <text:s text:c="6"/>| <text:s text:c="22"/>| <text:s text:c="14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8"/>| <text:s text:c="18"/>| <text:s text:c="6"/>- <text:s text:c="18"/>| <text:s text:c="10"/>| <text:s text:c="18"/>| <text:s text:c="18"/>| <text:s text:c="22"/>| <text:s text:c="46"/>| <text:s text:c="6"/>| <text:s text:c="12"/>t <text:s text:c="4"/>| <text:s text:c="18"/>| <text:s text:c="14"/>| <text:s text:c="22"/>| <text:s text:c="6"/>- <text:s text:c="6"/>| <text:s text:c="22"/>| <text:s text:c="18"/>- <text:s text:c="12"/>t <text:s text:c="4"/>| <text:s text:c="4"/>t <text:s text:c="12"/>- <text:s text:c="18"/>| <text:s text:c="6"/>| <text:s text:c="16"/>t <text:s text:c="4"/>| <text:s text:c="6"/>| <text:s text:c="22"/>| <text:s text:c="14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8"/>| <text:s text:c="18"/>| <text:s text:c="6"/>| <text:s text:c="18"/>| <text:s text:c="10"/>| <text:s text:c="18"/>- <text:s text:c="18"/>| <text:s text:c="22"/>| <text:s text:c="46"/>| <text:s text:c="6"/>| <text:s text:c="18"/>- <text:s text:c="18"/>| <text:s text:c="14"/>| <text:s text:c="22"/>| <text:s text:c="6"/>| <text:s text:c="4"/>e - <text:s text:c="4"/>H <text:s text:c="16"/>| <text:s text:c="4"/>M <text:s text:c="12"/>| <text:s text:c="4"/>M <text:s text:c="12"/>| <text:s text:c="18"/><text:soft-page-break/>| <text:s text:c="18"/>| <text:s text:c="6"/>| <text:s text:c="4"/>M <text:s text:c="16"/>| <text:s text:c="6"/>| <text:s text:c="4"/>e <text:s text:c="16"/>- <text:s text:c="4"/>M <text:s text:c="8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8"/>| <text:s text:c="18"/>- <text:s text:c="6"/>| <text:s text:c="18"/>| <text:s text:c="4"/>e <text:s text:c="4"/>- <text:s text:c="18"/>| <text:s text:c="18"/>| <text:s text:c="22"/>| <text:s text:c="46"/>| <text:s text:c="6"/>- <text:s text:c="4"/>M <text:s text:c="12"/>| <text:s text:c="4"/>H <text:s text:c="12"/>| <text:s text:c="14"/>| <text:s text:c="22"/>| <text:s text:c="6"/>| <text:s text:c="6"/>| <text:s text:c="22"/>| <text:s text:c="18"/>| <text:s text:c="18"/>| <text:s text:c="12"/>M <text:s text:c="4"/>| <text:s text:c="18"/>- <text:s text:c="6"/>| <text:s text:c="22"/>| <text:s text:c="6"/>| <text:s text:c="22"/>| <text:s text:c="14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- + - + \ + - + - + - + - + - + \ + - + - + - + \ + - + - + - + <text:s text:c="2"/>+ <text:s text:c="2"/>+ <text:s text:c="2"/>+ <text:s text:c="2"/>+ <text:s text:c="2"/>+ <text:s text:c="2"/>+ <text:s text:c="2"/>+ <text:s text:c="2"/>+ <text:s text:c="2"/>+ <text:s text:c="2"/>+ <text:s text:c="2"/>+ <text:s text:c="2"/>+ - + - + - + \ + - + - + \ + - + - + - + - + - + \ + - + - + - + - + - +</text:p>
      <text:p text:style-name="P1">| <text:s text:c="12"/>M <text:s text:c="4"/>- <text:s text:c="12"/>M <text:s text:c="4"/>| <text:s text:c="6"/>| <text:s text:c="18"/>- <text:s text:c="10"/>| <text:s text:c="4"/>H <text:s text:c="12"/>| <text:s text:c="18"/>| <text:s text:c="22"/>| <text:s text:c="46"/>- <text:s text:c="6"/>| <text:s text:c="18"/>| <text:s text:c="18"/>| <text:s text:c="8"/>e <text:s text:c="4"/>- <text:s text:c="16"/>M <text:s text:c="4"/>- <text:s text:c="6"/>- <text:s text:c="6"/>| <text:s text:c="22"/>| <text:s text:c="18"/>| <text:s text:c="18"/>| <text:s text:c="18"/>| <text:s text:c="18"/>| <text:s text:c="6"/>| <text:s text:c="22"/>| <text:s text:c="6"/>| <text:s text:c="22"/>| <text:s text:c="14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- + - + - + \ + - + \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\ + - + - + - + - + - + -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- + - + - + - + - + - + \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8"/>| <text:s text:c="18"/>| <text:s text:c="6"/>| <text:s text:c="18"/>| <text:s text:c="10"/>| <text:s text:c="18"/>| <text:s text:c="18"/>| <text:s text:c="22"/>| <text:s text:c="46"/>| <text:s text:c="6"/>| <text:s text:c="18"/>| <text:s text:c="18"/>| <text:s text:c="14"/>| <text:s text:c="22"/>| <text:s text:c="6"/>| t <text:s text:c="4"/>| <text:s text:c="16"/>t <text:s text:c="4"/>- <text:s text:c="18"/>| <text:s text:c="12"/>t <text:s text:c="4"/>| <text:s text:c="18"/>| <text:s text:c="18"/>| <text:s text:c="6"/>| <text:s text:c="22"/>- <text:s text:c="6"/>| <text:s text:c="22"/>| <text:s text:c="8"/>t <text:s text:c="4"/>|</text:p>
      <text:p text:style-name="P1">+ - + - + - + - + - + - + - + - + \ + - + <text:s text:c="2"/>+ <text:s text:c="2"/>+ <text:s text:c="2"/>+ <text:s text:c="2"/>+ <text:s text:c="2"/>+ <text:s text:c="2"/>+ <text:s text:c="2"/>+ <text:s text:c="2"/>+ <text:s text:c="2"/>+ <text:s text:c="2"/>+ - + - + - + \ + - + - + - + \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\ + - + - + - + - + \ + -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8"/>| <text:s text:c="18"/>| <text:s text:c="6"/>| <text:s text:c="12"/>t <text:s text:c="4"/>| <text:s text:c="10"/>| <text:s text:c="18"/>| <text:s text:c="18"/>| <text:s text:c="22"/>| <text:s text:c="46"/>| <text:s text:c="6"/>| <text:s text:c="18"/>| <text:s text:c="18"/>| <text:s text:c="14"/>| <text:s text:c="22"/>| <text:s text:c="6"/>| <text:s text:c="6"/>| <text:s text:c="22"/>| <text:s text:c="18"/>| <text:s text:c="18"/>| <text:s text:c="18"/>| <text:s text:c="18"/>| <text:s text:c="6"/>- <text:s text:c="22"/>| <text:s text:c="6"/>| <text:s text:c="22"/>| <text:s text:c="14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8"/>| <text:s text:c="4"/>t <text:s text:c="12"/>- <text:s text:c="6"/>| <text:s text:c="18"/>| <text:s text:c="10"/>| <text:s text:c="18"/>| <text:s text:c="18"/>| <text:s text:c="22"/>| <text:s text:c="46"/>| <text:s text:c="6"/>| <text:s text:c="18"/>- <text:s text:c="18"/>| <text:s text:c="4"/>t <text:s text:c="8"/>| <text:s text:c="22"/><text:soft-page-break/>- <text:s text:c="6"/>| <text:s text:c="6"/>| <text:s text:c="22"/>| <text:s text:c="18"/>| <text:s text:c="18"/>| <text:s text:c="18"/>| <text:s text:c="18"/>| <text:s text:c="6"/>| <text:s text:c="22"/>| <text:s text:c="6"/>| <text:s text:c="22"/>| <text:s text:c="14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2"/>e <text:s text:c="4"/>- <text:s text:c="12"/>M <text:s text:c="4"/>| <text:s text:c="6"/>| <text:s text:c="4"/>M <text:s text:c="12"/>- <text:s text:c="4"/>H <text:s text:c="4"/>- <text:s text:c="4"/>M <text:s text:c="12"/>| <text:s text:c="4"/>H <text:s text:c="12"/>| <text:s text:c="22"/>| <text:s text:c="46"/>| <text:s text:c="6"/>| <text:s text:c="4"/>H <text:s text:c="12"/>| <text:s text:c="18"/>| <text:s text:c="14"/>| <text:s text:c="16"/>M <text:s text:c="4"/>| <text:s text:c="6"/>| <text:s text:c="4"/>M - <text:s text:c="4"/>M <text:s text:c="16"/>| <text:s text:c="4"/>H <text:s text:c="12"/>| <text:s text:c="4"/>M <text:s text:c="12"/>| <text:s text:c="12"/>H <text:s text:c="4"/>| <text:s text:c="12"/>M <text:s text:c="4"/>- <text:s text:c="6"/>| <text:s text:c="4"/>e <text:s text:c="16"/>| <text:s text:c="4"/>M - <text:s text:c="4"/>M <text:s text:c="16"/>- <text:s text:c="4"/>e <text:s text:c="8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8"/>| <text:s text:c="18"/>| <text:s text:c="6"/>- <text:s text:c="18"/>| <text:s text:c="10"/>| <text:s text:c="18"/>| <text:s text:c="18"/>| <text:s text:c="22"/>| <text:s text:c="46"/>| <text:s text:c="6"/>| <text:s text:c="18"/>| <text:s text:c="18"/>| <text:s text:c="14"/>| <text:s text:c="22"/>| <text:s text:c="6"/>| <text:s text:c="6"/>| <text:s text:c="22"/>| <text:s text:c="18"/>| <text:s text:c="18"/>| <text:s text:c="18"/>| <text:s text:c="18"/>| <text:s text:c="6"/>| <text:s text:c="22"/>| <text:s text:c="6"/>| <text:s text:c="22"/>| <text:s text:c="14"/>|</text:p>
      <text:p text:style-name="P1">+ - + - + - + - + - + - + - + - + - + - + <text:s text:c="2"/>+ <text:s text:c="2"/>+ - + - + \ + - + - + - + - + - + - + - + - + - + - + - + \ + -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\ + - + - + - + - + - + \ + - + - + \ + - + - + - + - + \ + - + - + - + <text:s text:c="2"/>+ <text:s text:c="2"/>+ - + \ + - + - + - + - + - + - + - + - + - + - + - + - + \ + - + - + - + - + - + - + \ + - + - + - + - + - + - + <text:s text:c="2"/>+ <text:s text:c="2"/>+ - + - + - + \ + - + - + - + - + - + - + - + \ + - + - + - + - + \ + - +</text:p>
      <text:p text:style-name="P1">| <text:s text:c="118"/>- <text:s text:c="22"/>| <text:s text:c="46"/>| <text:s text:c="6"/>| <text:s text:c="14"/>| <text:s text:c="22"/>- <text:s text:c="118"/>- <text:s text:c="118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18"/>- <text:s text:c="22"/>| <text:s text:c="40"/>H <text:s text:c="4"/>| <text:s text:c="6"/>- <text:s text:c="14"/>| <text:s text:c="22"/>- <text:s text:c="118"/>- <text:s text:c="118"/>|</text:p>
      <text:p text:style-name="P1">+ - + - + - + - + \ + - + - + - + - + - + <text:s text:c="2"/>+ <text:s text:c="2"/>+ - + - + - + - + - + - + - + - + - + - + - + - + - + - + - + \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\ + - + - + - + - + - + - + - + <text:s text:c="2"/>+ <text:s text:c="2"/>+ - + - + - + - + - + \ + - + - + - + - + - + - + - + - + - + - + - + - + \ + - + - + - + - + - + - + - + - + - + <text:s text:c="2"/>+ <text:s text:c="2"/>+ - + - + - + - + - + \ + - + - + - + - + - + - + - + - + - + - + - + - +</text:p>
      <text:p text:style-name="P1">| <text:s text:c="22"/>| <text:s text:c="14"/>| <text:s text:c="6"/>| <text:s text:c="38"/>| <text:s text:c="30"/>| <text:s text:c="22"/>| <text:s text:c="46"/>| <text:s text:c="6"/>| <text:s text:c="4"/>M <text:s text:c="8"/>| <text:s text:c="22"/>| <text:s text:c="18"/>| <text:s text:c="18"/>| <text:s text:c="6"/>| <text:s text:c="34"/>| <text:s text:c="34"/>| <text:s text:c="18"/><text:soft-page-break/>| <text:s text:c="18"/>| <text:s text:c="6"/>| <text:s text:c="50"/>| <text:s text:c="18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- + - + - + \ + - + - + - + - + - + - + \ + - + - + -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6"/>e <text:s text:c="4"/>| <text:s text:c="8"/>M <text:s text:c="4"/>| <text:s text:c="6"/>| <text:s text:c="4"/>H <text:s text:c="32"/>| <text:s text:c="4"/>M <text:s text:c="24"/>| <text:s text:c="22"/>| <text:s text:c="46"/>| <text:s text:c="6"/>| <text:s text:c="14"/>| <text:s text:c="22"/>| <text:s text:c="12"/>H <text:s text:c="4"/>- <text:s text:c="12"/>e <text:s text:c="4"/>- <text:s text:c="6"/>| <text:s text:c="4"/>e <text:s text:c="28"/>| <text:s text:c="4"/>M <text:s text:c="28"/>| <text:s text:c="12"/>e <text:s text:c="4"/>- <text:s text:c="4"/>t <text:s text:c="12"/>- <text:s text:c="6"/>| <text:s text:c="4"/>e <text:s text:c="44"/>| <text:s text:c="4"/>e <text:s text:c="12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- + \ + \ + - + - + - + - + - + - + - + - + - + - + - + - + - + - + \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22"/>| <text:s text:c="14"/>| <text:s text:c="6"/>| <text:s text:c="38"/>| <text:s text:c="30"/>| <text:s text:c="22"/>| <text:s text:c="46"/>- <text:s text:c="6"/>| <text:s text:c="14"/>| <text:s text:c="22"/>| <text:s text:c="18"/>- <text:s text:c="18"/>| <text:s text:c="6"/>| <text:s text:c="34"/>| <text:s text:c="34"/>| <text:s text:c="18"/>| <text:s text:c="18"/>| <text:s text:c="6"/>| <text:s text:c="50"/>- <text:s text:c="18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- + - + - + - + \ + -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22"/>| <text:s text:c="14"/>- <text:s text:c="6"/>| <text:s text:c="38"/>| <text:s text:c="30"/>| <text:s text:c="22"/>| <text:s text:c="46"/>| <text:s text:c="6"/>| <text:s text:c="14"/>| <text:s text:c="22"/>| <text:s text:c="12"/>M <text:s text:c="4"/>| <text:s text:c="12"/>M <text:s text:c="4"/>| <text:s text:c="6"/>| <text:s text:c="34"/>| <text:s text:c="34"/>| <text:s text:c="18"/>| <text:s text:c="18"/>| <text:s text:c="6"/>| <text:s text:c="50"/>| <text:s text:c="18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22"/>| <text:s text:c="14"/>| <text:s text:c="6"/>- <text:s text:c="38"/>| <text:s text:c="30"/>| <text:s text:c="16"/>M <text:s text:c="4"/>| <text:s text:c="40"/>e <text:s text:c="4"/>| <text:s text:c="6"/>| <text:s text:c="14"/>- <text:s text:c="22"/>| <text:s text:c="18"/>| <text:s text:c="18"/>| <text:s text:c="6"/>| <text:s text:c="34"/>| <text:s text:c="34"/>| <text:s text:c="12"/>M <text:s text:c="4"/>- <text:s text:c="12"/>e <text:s text:c="4"/>- <text:s text:c="6"/>| <text:s text:c="50"/>| <text:s text:c="18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22"/>| <text:s text:c="14"/>| <text:s text:c="6"/>| <text:s text:c="38"/>| <text:s text:c="30"/>| <text:s text:c="22"/>| <text:s text:c="46"/>| <text:s text:c="6"/>| <text:s text:c="14"/>| <text:s text:c="22"/>| <text:s text:c="18"/>| <text:s text:c="18"/><text:soft-page-break/>| <text:s text:c="6"/>| <text:s text:c="34"/>| <text:s text:c="34"/>| <text:s text:c="18"/>| <text:s text:c="18"/>| <text:s text:c="6"/>| <text:s text:c="50"/>| <text:s text:c="18"/>|</text:p>
      <text:p text:style-name="P1">+ - + - + \ + - + - + - + - + - + \ + - + <text:s text:c="2"/>+ <text:s text:c="2"/>+ - + - + \ + - + - + - + - + - + - + - + - + - + - + - + - + - + - + - + - + - + \ + - + - + - + - + - + - + - + - + - + - + - + - + - + - + - + <text:s text:c="2"/>+ <text:s text:c="2"/>+ \ + - + - + - + - + - + - + - + \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22"/>- <text:s text:c="14"/>- <text:s text:c="6"/>- <text:s text:c="38"/>| <text:s text:c="30"/>- <text:s text:c="118"/>- <text:s text:c="18"/>| <text:s text:c="18"/>| <text:s text:c="6"/>| <text:s text:c="34"/>- <text:s text:c="34"/>- <text:s text:c="18"/>| <text:s text:c="18"/>| <text:s text:c="6"/>| <text:s text:c="50"/>| <text:s text:c="18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6"/>M <text:s text:c="4"/>| <text:s text:c="8"/>M <text:s text:c="4"/>| <text:s text:c="6"/>| <text:s text:c="4"/>H <text:s text:c="32"/>| <text:s text:c="4"/>M <text:s text:c="24"/>- <text:s text:c="118"/>- <text:s text:c="18"/>| <text:s text:c="18"/>| <text:s text:c="6"/>| <text:s text:c="34"/>| <text:s text:c="34"/>- <text:s text:c="18"/>| <text:s text:c="18"/>| <text:s text:c="6"/>| <text:s text:c="50"/>| <text:s text:c="18"/>|</text:p>
      <text:p text:style-name="P1">+ - + - + \ + - + - + - + - + \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\ + - + - + \ + - + - + - + - + - + \ + - + \ + - + - + - + - + <text:s text:c="2"/>+ <text:s text:c="2"/>+ - + - + - + - + \ + - + - + - + \ + - + - + - + - + - + - + - + - + -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- + - + - + - + - + \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4"/>| <text:s text:c="22"/>| <text:s text:c="6"/>| <text:s text:c="38"/>| <text:s text:c="30"/>| <text:s text:c="14"/>| <text:s text:c="22"/>| <text:s text:c="6"/>| <text:s text:c="22"/>| <text:s text:c="6"/>| <text:s text:c="22"/>| <text:s text:c="14"/>| <text:s text:c="14"/>| <text:s text:c="22"/>| <text:s text:c="6"/>| <text:s text:c="28"/>t <text:s text:c="4"/>| <text:s text:c="28"/>t <text:s text:c="4"/>| <text:s text:c="18"/>| <text:s text:c="18"/>| <text:s text:c="6"/>| <text:s text:c="50"/>| <text:s text:c="18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- + - + - + - + - + - + - + - + - + - + - + - + - + - + - + - +</text:p>
      <text:p text:style-name="P1">| <text:s text:c="8"/>e <text:s text:c="4"/>| <text:s text:c="16"/>M <text:s text:c="4"/>- <text:s text:c="6"/>| <text:s text:c="38"/>- <text:s text:c="30"/>| <text:s text:c="8"/>e <text:s text:c="4"/>| <text:s text:c="16"/>M <text:s text:c="4"/>| <text:s text:c="6"/>| <text:s text:c="16"/>M <text:s text:c="4"/>| <text:s text:c="6"/>| <text:s text:c="4"/>M <text:s text:c="16"/>| <text:s text:c="4"/>M <text:s text:c="8"/>| <text:s text:c="8"/>M <text:s text:c="4"/>| <text:s text:c="16"/>M <text:s text:c="4"/>| <text:s text:c="6"/>| <text:s text:c="34"/>| <text:s text:c="34"/>| <text:s text:c="12"/>M <text:s text:c="4"/>| <text:s text:c="18"/>- <text:s text:c="6"/>| <text:s text:c="50"/>| <text:s text:c="18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- + - + - + - + - + - + - + - + - + \ + - + - + - + -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4"/>t <text:s text:c="8"/>| <text:s text:c="22"/>| <text:s text:c="6"/>| <text:s text:c="38"/>| <text:s text:c="30"/>| <text:s text:c="14"/>| <text:s text:c="22"/>| <text:s text:c="6"/>| <text:s text:c="22"/>- <text:s text:c="6"/>| <text:s text:c="22"/>| <text:s text:c="14"/>| <text:s text:c="14"/>- <text:s text:c="22"/>| <text:s text:c="6"/>| <text:s text:c="34"/>| <text:s text:c="34"/>| <text:s text:c="4"/><text:soft-page-break/>t <text:s text:c="12"/>- <text:s text:c="4"/>t <text:s text:c="12"/>| <text:s text:c="6"/>| <text:s text:c="4"/>M <text:s text:c="44"/>| <text:s text:c="18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4"/>| <text:s text:c="22"/>| <text:s text:c="6"/>| <text:s text:c="38"/>| <text:s text:c="30"/>| <text:s text:c="14"/>- <text:s text:c="22"/>| <text:s text:c="6"/>| <text:s text:c="22"/>| <text:s text:c="6"/>| <text:s text:c="22"/>- <text:s text:c="14"/>| <text:s text:c="14"/>| <text:s text:c="22"/>- <text:s text:c="6"/>- <text:s text:c="4"/>M <text:s text:c="28"/>| <text:s text:c="4"/>M <text:s text:c="28"/>| <text:s text:c="18"/>| <text:s text:c="18"/>| <text:s text:c="6"/>| <text:s text:c="50"/>| <text:s text:c="18"/>|</text:p>
      <text:p text:style-name="P1">+ - + \ + - + - + - + - + - + -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\ + - + - + - + - + - + - + \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4"/>| <text:s text:c="22"/>| <text:s text:c="6"/>| <text:s text:c="38"/>| <text:s text:c="30"/>| <text:s text:c="14"/>| <text:s text:c="22"/>| <text:s text:c="6"/>- <text:s text:c="22"/>| <text:s text:c="6"/>| <text:s text:c="22"/>| <text:s text:c="14"/>| <text:s text:c="14"/>| <text:s text:c="22"/>| <text:s text:c="6"/>| <text:s text:c="34"/>- <text:s text:c="34"/>| <text:s text:c="18"/>| <text:s text:c="18"/>| <text:s text:c="6"/>| <text:s text:c="50"/>| <text:s text:c="18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- + - + - + - + \ + - + - + - + - + \ + \ + - + - + - + - + - + <text:s text:c="2"/>+ <text:s text:c="2"/>+ - + - + \ + - + - + - + - + - + - + - + - + - + - + - + - + - + - + -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8"/>M <text:s text:c="4"/>- <text:s text:c="22"/>- <text:s text:c="6"/>| <text:s text:c="38"/>| <text:s text:c="30"/>| <text:s text:c="14"/>| <text:s text:c="22"/>| <text:s text:c="6"/>| <text:s text:c="22"/>| <text:s text:c="6"/>| <text:s text:c="22"/>| <text:s text:c="14"/>| <text:s text:c="14"/>| <text:s text:c="22"/>| <text:s text:c="6"/>| <text:s text:c="34"/>| <text:s text:c="34"/>| <text:s text:c="18"/>| <text:s text:c="12"/>e <text:s text:c="4"/>- <text:s text:c="6"/>| <text:s text:c="50"/>| <text:s text:c="18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4"/>| <text:s text:c="22"/>| <text:s text:c="6"/>| <text:s text:c="38"/>| <text:s text:c="30"/>| <text:s text:c="8"/>e <text:s text:c="4"/>| <text:s text:c="22"/>| M <text:s text:c="4"/>| <text:s text:c="16"/>e <text:s text:c="4"/>| <text:s text:c="6"/>| <text:s text:c="22"/>| <text:s text:c="4"/>M <text:s text:c="8"/>| <text:s text:c="14"/>| <text:s text:c="16"/>e <text:s text:c="4"/>- <text:s text:c="6"/>| <text:s text:c="34"/>| <text:s text:c="34"/>| <text:s text:c="18"/>| <text:s text:c="18"/>| <text:s text:c="6"/>| <text:s text:c="50"/>- <text:s text:c="18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4"/>| <text:s text:c="22"/>| <text:s text:c="6"/>| <text:s text:c="38"/>| <text:s text:c="30"/>| <text:s text:c="14"/>- <text:s text:c="22"/>| <text:s text:c="6"/>| <text:s text:c="22"/>| <text:s text:c="6"/>| <text:s text:c="22"/>- <text:s text:c="14"/>| <text:s text:c="14"/>| <text:s text:c="22"/><text:soft-page-break/>| <text:s text:c="6"/>| <text:s text:c="34"/>| <text:s text:c="34"/>| <text:s text:c="18"/>| <text:s text:c="18"/>| <text:s text:c="6"/>| <text:s text:c="50"/>| <text:s text:c="18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4"/>| <text:s text:c="22"/>| <text:s text:c="6"/>| <text:s text:c="38"/>| <text:s text:c="30"/>| <text:s text:c="14"/>| <text:s text:c="22"/>- <text:s text:c="6"/>| <text:s text:c="22"/>| <text:s text:c="6"/>- <text:s text:c="22"/>| <text:s text:c="14"/>| <text:s text:c="14"/>- <text:s text:c="22"/>| <text:s text:c="6"/>| <text:s text:c="34"/>| <text:s text:c="34"/>| <text:s text:c="18"/>- <text:s text:c="18"/>| <text:s text:c="6"/>| <text:s text:c="44"/>t <text:s text:c="4"/>| <text:s text:c="18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4"/>| <text:s text:c="22"/>| <text:s text:c="6"/>| <text:s text:c="38"/>| <text:s text:c="30"/>| <text:s text:c="14"/>| <text:s text:c="22"/>| <text:s text:c="6"/>| <text:s text:c="22"/>| <text:s text:c="6"/>| <text:s text:c="22"/>| <text:s text:c="14"/>| <text:s text:c="14"/>| <text:s text:c="22"/>| <text:s text:c="6"/>| <text:s text:c="34"/>| <text:s text:c="34"/>| <text:s text:c="18"/>| <text:s text:c="18"/>| <text:s text:c="6"/>- <text:s text:c="50"/>| <text:s text:c="18"/>|</text:p>
      <text:p text:style-name="P1">+ - + - + - + - + - + - + - + - + - + - + \ + \ + - + - + - + - + - + - + \ + \ + - + - + - + - + - + - + - + - + - + - + - + - + - + - + - + - + - + - + - + - + \ + \ + - + - + - + - + - + - + \ + \ + - + - + - + - + - + - + - + - + - + - + - + - + - + - + - + - + - + - + - + - + \ + \ + - + - + - + - + - + - + \ + \ + - + - + - + - + - + - + - + - + - + - + - + - + - + - + - + - + - + - + - + - + \ + \ + - + - + - + - + - + - + \ + \ + - + - + - + - + - + - + - + - + - + - +</text:p>
      <text:p text:style-name="P1">| <text:s text:c="14"/>| <text:s text:c="22"/>| <text:s text:c="6"/>- <text:s text:c="18"/>| <text:s text:c="10"/>| <text:s text:c="22"/>| <text:s text:c="14"/>| <text:s text:c="22"/>| <text:s text:c="14"/>| <text:s text:c="6"/>| <text:s text:c="18"/>| <text:s text:c="10"/>| <text:s text:c="22"/>| <text:s text:c="14"/>| <text:s text:c="22"/>| <text:s text:c="14"/>| <text:s text:c="6"/>- <text:s text:c="10"/>| <text:s text:c="18"/>| <text:s text:c="14"/>| <text:s text:c="22"/>| <text:s text:c="14"/>| <text:s text:c="22"/>| <text:s text:c="6"/>| <text:s text:c="6"/>| <text:s text:c="22"/>| <text:s text:c="22"/>| <text:s text:c="14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4"/>t <text:s text:c="8"/>| <text:s text:c="22"/>| <text:s text:c="6"/>| <text:s text:c="18"/>| <text:s text:c="10"/>| <text:s text:c="22"/>| <text:s text:c="14"/>| <text:s text:c="22"/>| <text:s text:c="14"/>- <text:s text:c="6"/>| <text:s text:c="18"/>| <text:s text:c="10"/>- <text:s text:c="22"/>| <text:s text:c="14"/>| <text:s text:c="22"/>| <text:s text:c="14"/>- <text:s text:c="6"/>| <text:s text:c="4"/>t <text:s text:c="4"/>- <text:s text:c="18"/>| <text:s text:c="14"/>| <text:s text:c="22"/>| <text:s text:c="14"/>| <text:s text:c="4"/>t <text:s text:c="16"/>| <text:s text:c="6"/>| <text:s text:c="6"/>| <text:s text:c="22"/>| <text:s text:c="22"/>| <text:s text:c="14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4"/>| <text:s text:c="22"/>| <text:s text:c="6"/>| <text:s text:c="18"/>| <text:s text:c="10"/>| <text:s text:c="22"/>| <text:s text:c="14"/>| <text:s text:c="16"/>M <text:s text:c="4"/>| <text:s text:c="14"/>| <text:s text:c="6"/>| <text:s text:c="18"/><text:soft-page-break/>| <text:s text:c="10"/>| <text:s text:c="22"/>- <text:s text:c="14"/>| <text:s text:c="22"/>- <text:s text:c="14"/>| <text:s text:c="6"/>| <text:s text:c="10"/>| <text:s text:c="18"/>| <text:s text:c="14"/>| <text:s text:c="22"/>| <text:s text:c="8"/>M <text:s text:c="4"/>| <text:s text:c="16"/>e <text:s text:c="4"/>- <text:s text:c="6"/>| <text:s text:c="6"/>| <text:s text:c="22"/>| <text:s text:c="22"/>- <text:s text:c="14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4"/>| <text:s text:c="22"/>| <text:s text:c="6"/>| <text:s text:c="18"/>- <text:s text:c="10"/>- <text:s text:c="4"/>M <text:s text:c="16"/>| <text:s text:c="4"/>M <text:s text:c="8"/>| <text:s text:c="22"/>| <text:s text:c="14"/>| <text:s text:c="6"/>| <text:s text:c="4"/>M <text:s text:c="12"/>| <text:s text:c="4"/>M <text:s text:c="4"/>| <text:s text:c="22"/>| <text:s text:c="14"/>| <text:s text:c="22"/>| <text:s text:c="14"/>| <text:s text:c="6"/>| <text:s text:c="10"/>| <text:s text:c="18"/>| <text:s text:c="14"/>| <text:s text:c="22"/>| <text:s text:c="14"/>| <text:s text:c="22"/>| <text:s text:c="6"/>- <text:s text:c="6"/>| <text:s text:c="22"/>- <text:s text:c="22"/>| <text:s text:c="4"/>M <text:s text:c="8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- + - + - + - + - + \ + - + - + <text:s text:c="2"/>+ <text:s text:c="2"/>+ <text:s text:c="2"/>+ <text:s text:c="2"/>+ <text:s text:c="2"/>+ <text:s text:c="2"/>+ <text:s text:c="2"/>+ <text:s text:c="2"/>+ <text:s text:c="2"/>+ <text:s text:c="2"/>+ - + \ + - + - + - + - + - + - + \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\ + - + - + - + - + \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4"/>| <text:s text:c="16"/>e <text:s text:c="4"/>- <text:s text:c="6"/>| <text:s text:c="18"/>| <text:s text:c="10"/>| <text:s text:c="22"/>| <text:s text:c="14"/>| <text:s text:c="22"/>| <text:s text:c="14"/>| <text:s text:c="6"/>| <text:s text:c="18"/>| <text:s text:c="10"/>| <text:s text:c="4"/>e <text:s text:c="16"/>| <text:s text:c="4"/>e <text:s text:c="8"/>| <text:s text:c="16"/>H <text:s text:c="4"/>| <text:s text:c="14"/>| <text:s text:c="6"/>| <text:s text:c="4"/>e <text:s text:c="4"/>| <text:s text:c="4"/>H <text:s text:c="12"/>| <text:s text:c="4"/>e <text:s text:c="8"/>- <text:s text:c="22"/>| <text:s text:c="14"/>| <text:s text:c="22"/>| <text:s text:c="6"/>| <text:s text:c="4"/>M | <text:s text:c="4"/>H <text:s text:c="16"/>| <text:s text:c="22"/>| <text:s text:c="14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- + - + - + - + - + \ + - + - + <text:s text:c="2"/>+ <text:s text:c="2"/>+ <text:s text:c="2"/>+ <text:s text:c="2"/>+ <text:s text:c="2"/>+ <text:s text:c="2"/>+ <text:s text:c="2"/>+ <text:s text:c="2"/>+ <text:s text:c="2"/>+ <text:s text:c="2"/>+ <text:s text:c="2"/>+ <text:s text:c="2"/>+ - + \ + - + - + - + \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\ + - + - + - + - + - + - + - + - +</text:p>
      <text:p text:style-name="P1">| <text:s text:c="14"/>| <text:s text:c="22"/>| <text:s text:c="6"/>| <text:s text:c="12"/>t <text:s text:c="4"/>| <text:s text:c="10"/>| <text:s text:c="22"/>| <text:s text:c="14"/>| <text:s text:c="4"/>t <text:s text:c="16"/>| <text:s text:c="14"/>- <text:s text:c="6"/>| <text:s text:c="18"/>- <text:s text:c="10"/>| <text:s text:c="22"/>| <text:s text:c="14"/>| <text:s text:c="22"/>| <text:s text:c="14"/>| <text:s text:c="6"/>| <text:s text:c="10"/>| <text:s text:c="18"/>| <text:s text:c="14"/>| <text:s text:c="22"/>| <text:s text:c="14"/>- <text:s text:c="4"/>t <text:s text:c="16"/>| <text:s text:c="6"/>| <text:s text:c="6"/>| <text:s text:c="22"/>| <text:s text:c="22"/>| <text:s text:c="14"/>|</text:p>
      <text:p text:style-name="P1">+ - + \ + - + - + - + - + - + -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- + - + \ + - + - + \ + - + - + - + \ + - + - + - + - + - + \ + - + - + <text:s text:c="2"/>+ <text:s text:c="2"/>+ - + \ + - + - + - + - + - + - + - + \ + - + - + - + - + - + - + - + - + <text:s text:c="2"/>+ <text:s text:c="2"/>+ <text:s text:c="2"/>+ <text:s text:c="2"/>+ <text:s text:c="2"/>+ <text:s text:c="2"/>+ <text:s text:c="2"/>+ <text:s text:c="2"/>+ <text:s text:c="2"/>+ <text:s text:c="2"/>+ <text:s text:c="2"/>+ <text:s text:c="2"/>+ - + \ + - + - + - + - + \ + - 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4"/>| <text:s text:c="22"/>| <text:s text:c="6"/>| <text:s text:c="18"/>| <text:s text:c="10"/>| <text:s text:c="22"/>| <text:s text:c="14"/>| <text:s text:c="22"/>- <text:s text:c="14"/>| <text:s text:c="6"/>| <text:s text:c="18"/>| <text:s text:c="10"/>| <text:s text:c="22"/>| <text:s text:c="14"/>| <text:s text:c="22"/>| <text:s text:c="14"/>| <text:s text:c="6"/>- <text:s text:c="10"/>| <text:s text:c="18"/>| <text:s text:c="14"/>| <text:s text:c="22"/>| <text:s text:c="14"/>| <text:s text:c="22"/>- <text:s text:c="6"/>| <text:s text:c="6"/>| <text:s text:c="22"/>| <text:s text:c="16"/>t <text:s text:c="4"/>| <text:s text:c="14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4"/>| <text:s text:c="22"/>| <text:s text:c="6"/>- <text:s text:c="18"/>| <text:s text:c="10"/>| <text:s text:c="22"/><text:soft-page-break/>- <text:s text:c="14"/>| <text:s text:c="22"/>| <text:s text:c="14"/>| <text:s text:c="6"/>| <text:s text:c="18"/>| <text:s text:c="10"/>- <text:s text:c="22"/>| <text:s text:c="14"/>| <text:s text:c="22"/>| <text:s text:c="4"/>t <text:s text:c="8"/>| <text:s text:c="6"/>| <text:s text:c="4"/>t <text:s text:c="4"/>| <text:s text:c="12"/>t <text:s text:c="4"/>| <text:s text:c="14"/>| <text:s text:c="22"/>| <text:s text:c="14"/>| <text:s text:c="22"/>| <text:s text:c="6"/>| <text:s text:c="6"/>| <text:s text:c="22"/>| <text:s text:c="22"/>| <text:s text:c="14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8"/>e <text:s text:c="4"/>| <text:s text:c="16"/>e <text:s text:c="4"/>| <text:s text:c="6"/>| <text:s text:c="4"/>M <text:s text:c="12"/>- <text:s text:c="4"/>e <text:s text:c="4"/>- <text:s text:c="4"/>e <text:s text:c="16"/>| <text:s text:c="4"/>H <text:s text:c="8"/>| <text:s text:c="16"/>H <text:s text:c="4"/>| <text:s text:c="8"/>M <text:s text:c="4"/>| <text:s text:c="6"/>| <text:s text:c="18"/>| <text:s text:c="4"/>M <text:s text:c="4"/>| <text:s text:c="4"/>M <text:s text:c="16"/>- <text:s text:c="4"/>e <text:s text:c="8"/>| <text:s text:c="22"/>| <text:s text:c="8"/>e <text:s text:c="4"/>- <text:s text:c="6"/>| <text:s text:c="10"/>| <text:s text:c="18"/>- <text:s text:c="14"/>- <text:s text:c="4"/>M <text:s text:c="16"/>| <text:s text:c="14"/>| <text:s text:c="22"/>| <text:s text:c="6"/>| <text:s text:c="4"/>e | <text:s text:c="4"/>e <text:s text:c="16"/>- <text:s text:c="22"/>| <text:s text:c="14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4"/>| <text:s text:c="22"/>| <text:s text:c="6"/>| <text:s text:c="18"/>| <text:s text:c="10"/>| <text:s text:c="22"/>| <text:s text:c="14"/>| <text:s text:c="22"/>| <text:s text:c="14"/>| <text:s text:c="6"/>| <text:s text:c="18"/>| <text:s text:c="10"/>| <text:s text:c="22"/>| <text:s text:c="14"/>| <text:s text:c="22"/>| <text:s text:c="14"/>| <text:s text:c="6"/>| <text:s text:c="10"/>| <text:s text:c="18"/>| <text:s text:c="14"/>| <text:s text:c="22"/>| <text:s text:c="14"/>| <text:s text:c="22"/>| <text:s text:c="6"/>- <text:s text:c="6"/>| <text:s text:c="22"/>| <text:s text:c="22"/>| <text:s text:c="14"/>|</text:p>
      <text:p text:style-name="P1">+ - + \ + - + - + - + - + - + - + \ + - + <text:s text:c="2"/>+ <text:s text:c="2"/>+ - + - + \ + - + - + - + \ + - + - + - + - + \ + - + - + - + \ + - + - + - + \ + - + - + - + - + - + \ + - + - + <text:s text:c="2"/>+ <text:s text:c="2"/>+ - + - + \ + - + - + - + \ + - + - + - + - + - + \ + - + - + - + - + - + - + \ + - + - + - + - + - + \ + - + - + <text:s text:c="2"/>+ <text:s text:c="2"/>+ - + \ + - + - + - + - + \ + - + - + - + \ + - + - + - + - + \ + - + - + - + \ + - + - + - + \ + - + - + - + - + <text:s text:c="2"/>+ <text:s text:c="2"/>+ - + - + \ + - + - + - + - + - + - + - + \ + - + - + - + - + \ + - + - +</text:p>
      <text:p text:style-name="P1">| <text:s text:c="118"/>- <text:s text:c="118"/>- <text:s text:c="118"/>- <text:s text:c="118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18"/>- <text:s text:c="118"/>- <text:s text:c="118"/>- <text:s text:c="118"/>|</text:p>
      <text:p text:style-name="P1">+ - + - + - + - + \ + - + - + - + - + - + <text:s text:c="2"/>+ <text:s text:c="2"/>+ - + \ + - + - + - + - + - + - + - + - + - + - + - + \ + - + - + - + - + - + \ + - + - + - + - + \ + - + - + - + <text:s text:c="2"/>+ <text:s text:c="2"/>+ - + - + - + - + - + - + - + - + - + - + - + - + - + - + - + - + - + - + - + - + - + \ + - + - + - + - + \ + - + <text:s text:c="2"/>+ <text:s text:c="2"/>+ - + - + - + - + - + - + - + - + - + \ + - + - + - + - + - + - + - + - + \ + - + - + - + - + - + - + - + - + - + <text:s text:c="2"/>+ <text:s text:c="2"/>+ - + - + - + - + - + - + - + - + - + - + - + - + - + \ + - + - + - + - +</text:p>
      <text:p text:style-name="P1">| <text:s text:c="18"/>| <text:s text:c="18"/>| <text:s text:c="6"/>| <text:s text:c="50"/>| <text:s text:c="18"/>| <text:s text:c="18"/>| <text:s text:c="18"/>| <text:s text:c="6"/>| <text:s text:c="14"/><text:soft-page-break/>| <text:s text:c="54"/>| <text:s text:c="18"/>| <text:s text:c="18"/>| <text:s text:c="6"/>| <text:s text:c="54"/>- <text:s text:c="14"/>| <text:s text:c="14"/>| <text:s text:c="22"/>| <text:s text:c="6"/>- <text:s text:c="46"/>| <text:s text:c="22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2"/>M <text:s text:c="4"/>| <text:s text:c="12"/>M <text:s text:c="4"/>| <text:s text:c="6"/>| <text:s text:c="4"/>H <text:s text:c="44"/>| <text:s text:c="4"/>M <text:s text:c="12"/>| <text:s text:c="18"/>| <text:s text:c="12"/>M <text:s text:c="4"/>| <text:s text:c="6"/>| <text:s text:c="4"/>e <text:s text:c="8"/>| <text:s text:c="4"/>M <text:s text:c="48"/>| <text:s text:c="18"/>| <text:s text:c="18"/>| <text:s text:c="6"/>| <text:s text:c="54"/>| <text:s text:c="14"/>| <text:s text:c="8"/>H <text:s text:c="4"/>| <text:s text:c="16"/>M <text:s text:c="4"/>| <text:s text:c="6"/>| <text:s text:c="4"/>M <text:s text:c="40"/>| <text:s text:c="4"/>H <text:s text:c="16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8"/>| <text:s text:c="18"/>| <text:s text:c="6"/>| <text:s text:c="50"/>| <text:s text:c="18"/>| <text:s text:c="18"/>| <text:s text:c="4"/>t <text:s text:c="12"/>- <text:s text:c="6"/>| <text:s text:c="14"/>| <text:s text:c="54"/>| <text:s text:c="4"/>t <text:s text:c="12"/>- <text:s text:c="4"/>t <text:s text:c="12"/>| <text:s text:c="6"/>| <text:s text:c="54"/>| <text:s text:c="14"/>| <text:s text:c="14"/>| <text:s text:c="22"/>- <text:s text:c="6"/>| <text:s text:c="46"/>| <text:s text:c="22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8"/>| <text:s text:c="18"/>- <text:s text:c="6"/>| <text:s text:c="50"/>| <text:s text:c="18"/>| <text:s text:c="18"/>| <text:s text:c="18"/>| <text:s text:c="6"/>- <text:s text:c="14"/>| <text:s text:c="54"/>| <text:s text:c="18"/>| <text:s text:c="18"/>- <text:s text:c="6"/>| <text:s text:c="54"/>| <text:s text:c="14"/>| <text:s text:c="4"/>t <text:s text:c="8"/>- <text:s text:c="22"/>| <text:s text:c="6"/>| <text:s text:c="46"/>| <text:s text:c="22"/>|</text:p>
      <text:p text:style-name="P1">+ - + - + - + - + - + - + \ + -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- + - + - + - + - + \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- + - + - + - + - + \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8"/>| <text:s text:c="18"/>| <text:s text:c="6"/>| <text:s text:c="50"/>| <text:s text:c="18"/>| <text:s text:c="18"/>| <text:s text:c="18"/>- <text:s text:c="6"/>| <text:s text:c="8"/>t <text:s text:c="4"/>| <text:s text:c="54"/>| <text:s text:c="18"/>| <text:s text:c="18"/>- <text:s text:c="6"/>| <text:s text:c="54"/>| <text:s text:c="14"/>| <text:s text:c="14"/>| <text:s text:c="22"/>| <text:s text:c="6"/>| <text:s text:c="46"/>- <text:s text:c="22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\ + - + - + - + - + -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2"/>H <text:s text:c="4"/>| <text:s text:c="12"/>M <text:s text:c="4"/>| <text:s text:c="6"/>| <text:s text:c="50"/><text:soft-page-break/>| <text:s text:c="18"/>| <text:s text:c="12"/>H <text:s text:c="4"/>- <text:s text:c="18"/>| <text:s text:c="6"/>| <text:s text:c="14"/>- <text:s text:c="54"/>| <text:s text:c="12"/>H <text:s text:c="4"/>- <text:s text:c="18"/>| <text:s text:c="6"/>| <text:s text:c="54"/>| <text:s text:c="14"/>| <text:s text:c="14"/>- <text:s text:c="22"/>- <text:s text:c="6"/>| <text:s text:c="46"/>| <text:s text:c="22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- + \ + - + - + - + - + - + - + - + - + - + - + - + -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8"/>- <text:s text:c="18"/>| <text:s text:c="6"/>| <text:s text:c="50"/>| <text:s text:c="18"/>- <text:s text:c="18"/>| <text:s text:c="18"/>| <text:s text:c="6"/>| <text:s text:c="14"/>| <text:s text:c="54"/>- <text:s text:c="18"/>| <text:s text:c="18"/>| <text:s text:c="6"/>- <text:s text:c="54"/>| <text:s text:c="14"/>- <text:s text:c="14"/>| <text:s text:c="16"/>M <text:s text:c="4"/>| <text:s text:c="6"/>| <text:s text:c="46"/>| <text:s text:c="22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18"/>| <text:s text:c="18"/>| <text:s text:c="6"/>| <text:s text:c="50"/>| <text:s text:c="18"/>- <text:s text:c="18"/>| <text:s text:c="18"/>| <text:s text:c="6"/>- <text:s text:c="4"/>M <text:s text:c="8"/>| <text:s text:c="54"/>- <text:s text:c="18"/>| <text:s text:c="18"/>| <text:s text:c="6"/>| <text:s text:c="54"/>| <text:s text:c="14"/>- <text:s text:c="14"/>| <text:s text:c="22"/>| <text:s text:c="6"/>| <text:s text:c="46"/>| <text:s text:c="22"/>|</text:p>
      <text:p text:style-name="P1">+ - + - + - + - + - + - + - + \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- + - + - + - + - + \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- + - + - + - + - + - + \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\ + - + - + - + - + \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22"/>| <text:s text:c="14"/>| <text:s text:c="6"/>| <text:s text:c="50"/>| <text:s text:c="18"/>| <text:s text:c="18"/>| <text:s text:c="18"/>| <text:s text:c="6"/>| <text:s text:c="14"/>| <text:s text:c="54"/>| <text:s text:c="22"/>| <text:s text:c="14"/>| <text:s text:c="6"/>| <text:s text:c="54"/>| <text:s text:c="14"/>| <text:s text:c="22"/>| <text:s text:c="14"/>| <text:s text:c="6"/>| <text:s text:c="46"/>| <text:s text:c="22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22"/>| <text:s text:c="14"/>| <text:s text:c="6"/>| <text:s text:c="50"/>| <text:s text:c="18"/>| <text:s text:c="12"/>M <text:s text:c="4"/>| <text:s text:c="12"/>M <text:s text:c="4"/>| <text:s text:c="6"/>| <text:s text:c="14"/>- <text:s text:c="54"/>| <text:s text:c="22"/>- <text:s text:c="8"/>M <text:s text:c="4"/>| <text:s text:c="6"/>| <text:s text:c="54"/>| <text:s text:c="14"/>| <text:s text:c="16"/>M <text:s text:c="4"/>| <text:s text:c="14"/>| <text:s text:c="6"/>| <text:s text:c="46"/>| <text:s text:c="22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- + - + \ + - + - + - + - + - + - + - + - + - + - + - + - + - + -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<text:soft-page-break/>| <text:s text:c="22"/>| <text:s text:c="14"/>| <text:s text:c="6"/>| <text:s text:c="50"/>| <text:s text:c="18"/>| <text:s text:c="18"/>| <text:s text:c="18"/>| <text:s text:c="6"/>| <text:s text:c="14"/>| <text:s text:c="54"/>| <text:s text:c="22"/>| <text:s text:c="14"/>- <text:s text:c="6"/>| <text:s text:c="54"/>| <text:s text:c="14"/>| <text:s text:c="22"/>| <text:s text:c="14"/>| <text:s text:c="6"/>| <text:s text:c="46"/>| <text:s text:c="22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- + - + - + - + - + \ + - + - + - + - + - + - + - + - + \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22"/>- <text:s text:c="14"/>| <text:s text:c="6"/>| <text:s text:c="4"/>M <text:s text:c="44"/>| <text:s text:c="4"/>M <text:s text:c="12"/>| <text:s text:c="18"/>- <text:s text:c="18"/>| <text:s text:c="6"/>| <text:s text:c="14"/>| <text:s text:c="54"/>| <text:s text:c="22"/>| <text:s text:c="14"/>| <text:s text:c="6"/>| <text:s text:c="54"/>| <text:s text:c="14"/>| <text:s text:c="22"/>- <text:s text:c="14"/>| <text:s text:c="6"/>| <text:s text:c="46"/>| <text:s text:c="22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22"/>| <text:s text:c="14"/>| <text:s text:c="6"/>| <text:s text:c="50"/>| <text:s text:c="18"/>| <text:s text:c="18"/>| <text:s text:c="18"/>| <text:s text:c="6"/>| <text:s text:c="14"/>| <text:s text:c="54"/>| <text:s text:c="22"/>| <text:s text:c="14"/>| <text:s text:c="6"/>| <text:s text:c="4"/>M <text:s text:c="48"/>| <text:s text:c="4"/>M <text:s text:c="8"/>| <text:s text:c="22"/>| <text:s text:c="14"/>| <text:s text:c="6"/>| <text:s text:c="46"/>| <text:s text:c="22"/>|</text:p>
      <text:p text:style-name="P1">+ - + - + - + \ + - + - + - + - + \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- + - + - + - + - + - + \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- + - + \ + - + - + - + \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22"/>| <text:s text:c="14"/>| <text:s text:c="6"/>| <text:s text:c="50"/>| <text:s text:c="18"/>| <text:s text:c="18"/>| <text:s text:c="18"/>| <text:s text:c="6"/>| <text:s text:c="14"/>| <text:s text:c="54"/>| <text:s text:c="22"/>| <text:s text:c="14"/>| <text:s text:c="6"/>| <text:s text:c="54"/>| <text:s text:c="14"/>| <text:s text:c="22"/>| <text:s text:c="14"/>| <text:s text:c="6"/>| <text:s text:c="46"/>| <text:s text:c="22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\ + - + - + - + - + - + - + \ + - 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- + - + - + - + - + - + - + - + - + - + - + \ + - + - + - + \ + - + - +</text:p>
      <text:p text:style-name="P1">| <text:s text:c="16"/>M <text:s text:c="4"/>| <text:s text:c="8"/>M <text:s text:c="4"/>- <text:s text:c="6"/>| <text:s text:c="50"/>| <text:s text:c="18"/>| <text:s text:c="18"/>| <text:s text:c="18"/>| <text:s text:c="6"/>| <text:s text:c="14"/>| <text:s text:c="54"/>| <text:s text:c="22"/>- <text:s text:c="14"/>| <text:s text:c="6"/>| <text:s text:c="54"/>| <text:s text:c="14"/>| <text:s text:c="22"/>| <text:s text:c="8"/>M <text:s text:c="4"/>| <text:s text:c="6"/>| <text:s text:c="46"/>- <text:s text:c="22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<text:soft-page-break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22"/>| <text:s text:c="14"/>| <text:s text:c="6"/>| <text:s text:c="50"/>| <text:s text:c="18"/>| <text:s text:c="12"/>e <text:s text:c="4"/>| <text:s text:c="12"/>H <text:s text:c="4"/>- <text:s text:c="6"/>| <text:s text:c="14"/>| <text:s text:c="54"/>| <text:s text:c="22"/>| <text:s text:c="14"/>| <text:s text:c="6"/>- <text:s text:c="54"/>| <text:s text:c="14"/>| <text:s text:c="22"/>| <text:s text:c="14"/>| <text:s text:c="6"/>| <text:s text:c="4"/>M <text:s text:c="40"/>| <text:s text:c="4"/>M <text:s text:c="16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22"/>| <text:s text:c="14"/>| <text:s text:c="6"/>| <text:s text:c="50"/>| <text:s text:c="18"/>| <text:s text:c="4"/>t <text:s text:c="12"/>| <text:s text:c="18"/>| <text:s text:c="6"/>| <text:s text:c="8"/>t <text:s text:c="4"/>| <text:s text:c="48"/>t <text:s text:c="4"/>| <text:s text:c="22"/>| <text:s text:c="14"/>| <text:s text:c="6"/>| <text:s text:c="54"/>| <text:s text:c="14"/>| <text:s text:c="4"/>t <text:s text:c="16"/>- <text:s text:c="14"/>| <text:s text:c="6"/>| <text:s text:c="46"/>| <text:s text:c="22"/>|</text:p>
      <text:p text:style-name="P1"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 <text:s text:c="2"/>+</text:p>
      <text:p text:style-name="P1">| <text:s text:c="22"/>| <text:s text:c="14"/>| <text:s text:c="6"/>- <text:s text:c="50"/>- <text:s text:c="18"/>| <text:s text:c="18"/>| <text:s text:c="18"/>| <text:s text:c="6"/>| <text:s text:c="14"/>| <text:s text:c="54"/>| <text:s text:c="22"/>| <text:s text:c="14"/>| <text:s text:c="6"/>| <text:s text:c="54"/>| <text:s text:c="14"/>| <text:s text:c="22"/>| <text:s text:c="14"/>| <text:s text:c="6"/>| <text:s text:c="46"/>| <text:s text:c="22"/>|</text:p>
      <text:p text:style-name="P1">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 - +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4" meta:paragraph-count="241" meta:word-count="20405" meta:character-count="115921" meta:non-whitespace-character-count="20405"/>
    <meta:generator>LibreOffice/5.0.4.2$Windows_x86 LibreOffice_project/2b9802c1994aa0b7dc6079e128979269cf95bc78</meta:generator>
  </office:meta>
</office:document-meta>
</file>